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gif" manifest:full-path="Pictures/100002000000000E00000007CC5BB5AB.gif"/>
  <manifest:file-entry manifest:media-type="image/gif" manifest:full-path="Pictures/100002000000000C0000000C424A8468.gi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514cm"/>
    </style:style>
    <style:style style:name="gr3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649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-width="0.3cm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width="0.1cm" draw:marker-start-width="0.45cm" draw:marker-end-width="0.45cm" draw:fill="none" draw:fill-color="#00b8ff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9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.002cm"/>
    </style:style>
    <style:style style:name="gr16" style:family="graphic" style:parent-style-name="standard">
      <style:graphic-properties draw:stroke="dash" draw:stroke-dash="Fine_20_Dotted" draw:textarea-horizontal-align="center" draw:textarea-vertical-align="middle"/>
    </style:style>
    <style:style style:name="gr1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9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809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716cm"/>
    </style:style>
    <style:style style:name="gr23" style:family="graphic" style:parent-style-name="objectwithoutfill">
      <style:graphic-properties draw:stroke="none" draw:fill="none" draw:textarea-horizontal-align="center" draw:textarea-vertical-align="middle"/>
    </style:style>
    <style:style style:name="gr24" style:family="graphic" style:parent-style-name="standard">
      <style:graphic-properties draw:ole-draw-aspect="1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2cm" svg:stroke-color="#008000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8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 draw:shadow="hidden"/>
    </style:style>
    <style:style style:name="gr29" style:family="graphic" style:parent-style-name="standard">
      <style:graphic-properties draw:stroke="none" draw:fill="none" draw:fill-color="#e6ff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 draw:shadow="hidden"/>
    </style:style>
    <style:style style:name="gr31" style:family="graphic" style:parent-style-name="standard">
      <style:graphic-properties draw:stroke="none" draw:fill="none" draw:fill-color="#00b8ff" draw:textarea-horizontal-align="justify" draw:textarea-vertical-align="middle" draw:auto-grow-height="false" fo:min-height="0cm" fo:min-width="0cm"/>
    </style:style>
    <style:style style:name="pr1" style:family="presentation" style:parent-style-name="slide-goianesia-title">
      <style:graphic-properties draw:fill-color="#ffffff" draw:auto-grow-height="true" fo:min-height="3.507cm"/>
    </style:style>
    <style:style style:name="pr2" style:family="presentation" style:parent-style-name="slide-goianesia-subtitle">
      <style:graphic-properties draw:fill-color="#ffffff" draw:auto-grow-height="true" fo:min-height="13.23cm"/>
    </style:style>
    <style:style style:name="pr3" style:family="presentation" style:parent-style-name="slide-goianesia-notes">
      <style:graphic-properties draw:fill-color="#ffffff" draw:auto-grow-height="true" fo:min-height="10.629cm"/>
    </style:style>
    <style:style style:name="pr4" style:family="presentation" style:parent-style-name="slide-goianesia-outline1">
      <style:graphic-properties draw:fill-color="#ffffff" draw:auto-grow-height="true" fo:min-height="13.23cm"/>
    </style:style>
    <style:style style:name="pr5" style:family="presentation" style:parent-style-name="slide-goianesia-outline1">
      <style:graphic-properties draw:fill-color="#ffffff" fo:min-height="13.23cm"/>
    </style:style>
    <style:style style:name="pr6" style:family="presentation" style:parent-style-name="slide-goianesia-outline1" style:list-style-name="L5">
      <style:graphic-properties draw:fill-color="#ffffff" draw:auto-grow-height="true" fo:min-height="13.23cm"/>
    </style:style>
    <style:style style:name="pr7" style:family="presentation" style:parent-style-name="slide-goianesia-outline1" style:list-style-name="L5">
      <style:graphic-properties draw:fill-color="#ffffff" draw:auto-grow-height="true" fo:min-height="13.23cm"/>
    </style:style>
    <style:style style:name="pr8" style:family="presentation" style:parent-style-name="slide-goianesia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align="start" text:enable-numbering="true" fo:text-indent="-0.9cm"/>
    </style:style>
    <style:style style:name="P4" style:family="paragraph">
      <style:paragraph-properties fo:margin-left="1.2cm" fo:margin-right="0cm" fo:text-align="start" text:enable-numbering="true" fo:text-indent="-0.9cm"/>
      <style:text-properties fo:font-size="3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text-align="start" text:enable-numbering="false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font-size="36pt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fo:text-align="start" text:enable-numbering="true" fo:text-indent="-0.9cm"/>
      <style:text-properties fo:font-size="32pt"/>
    </style:style>
    <style:style style:name="P13" style:family="paragraph">
      <style:paragraph-properties fo:margin-left="1.2cm" fo:margin-right="0cm" fo:text-align="start" text:enable-numbering="true" fo:text-indent="-0.9cm"/>
      <style:text-properties fo:font-size="4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margin-left="0cm" fo:margin-right="0cm" fo:text-indent="0cm"/>
      <style:text-properties fo:font-family="'Courier New'" style:font-family-generic="modern" style:font-pitch="fixed" fo:font-size="20pt" fo:font-weight="bold"/>
    </style:style>
    <style:style style:name="P18" style:family="paragraph">
      <style:paragraph-properties fo:margin-left="1.2cm" fo:margin-right="0cm" text:enable-numbering="false" fo:text-indent="-0.9cm"/>
    </style:style>
    <style:style style:name="P19" style:family="paragraph">
      <style:paragraph-properties fo:margin-left="0cm" fo:margin-right="0cm" fo:text-indent="0cm"/>
      <style:text-properties fo:font-size="15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text-indent="0cm"/>
      <style:text-properties fo:font-family="'Courier New'" style:font-family-generic="modern" style:font-pitch="fixed" fo:font-size="36pt" fo:font-weight="bold"/>
    </style:style>
    <style:style style:name="P22" style:family="paragraph">
      <style:paragraph-properties fo:margin-left="0cm" fo:margin-right="0cm" fo:text-indent="0cm"/>
      <style:text-properties fo:font-size="28pt" fo:font-weight="bold"/>
    </style:style>
    <style:style style:name="P23" style:family="paragraph">
      <style:paragraph-properties fo:margin-left="0cm" fo:margin-right="0cm" fo:text-align="center" fo:text-indent="0cm"/>
      <style:text-properties fo:font-size="16pt"/>
    </style:style>
    <style:style style:name="P24" style:family="paragraph">
      <style:paragraph-properties fo:margin-left="0cm" fo:margin-right="0cm" fo:text-align="center" fo:text-indent="0cm"/>
      <style:text-properties fo:font-size="13pt"/>
    </style:style>
    <style:style style:name="P25" style:family="paragraph">
      <style:paragraph-properties fo:text-align="center"/>
      <style:text-properties fo:font-family="'Berlin Sans FB Demi'" style:font-family-generic="swiss" style:font-pitch="variable" fo:font-size="32pt"/>
    </style:style>
    <style:style style:name="P26" style:family="paragraph">
      <style:paragraph-properties fo:margin-left="0cm" fo:margin-right="0cm" fo:text-align="center" fo:text-indent="0cm"/>
      <style:text-properties fo:font-family="'Berlin Sans FB Demi'" style:font-family-generic="swiss" style:font-pitch="variable" fo:font-size="32pt"/>
    </style:style>
    <style:style style:name="P27" style:family="paragraph">
      <style:paragraph-properties fo:margin-left="2.028cm" fo:margin-right="0cm" text:enable-numbering="false" fo:text-indent="0cm"/>
    </style:style>
    <style:style style:name="P28" style:family="paragraph">
      <style:paragraph-properties fo:margin-left="1.999cm" fo:margin-right="0cm" text:enable-numbering="false" fo:text-indent="-0.059cm"/>
    </style:style>
    <style:style style:name="P29" style:family="paragraph">
      <style:paragraph-properties fo:margin-left="0cm" fo:margin-right="0cm" fo:text-align="start" text:enable-numbering="false" fo:text-indent="0cm"/>
      <style:text-properties fo:font-family="Arial" style:font-family-generic="swiss" style:font-pitch="variable" fo:font-size="32pt"/>
    </style:style>
    <style:style style:name="P30" style:family="paragraph">
      <style:paragraph-properties fo:margin-left="1.2cm" fo:margin-right="0cm" fo:text-align="start" text:enable-numbering="false" fo:text-indent="-0.9cm"/>
    </style:style>
    <style:style style:name="T1" style:family="text">
      <style:text-properties fo:font-family="Arial" style:font-family-generic="swiss" style:font-pitch="variable" fo:font-size="36pt"/>
    </style:style>
    <style:style style:name="T2" style:family="text">
      <style:text-properties fo:font-family="'Courier New'" style:font-family-generic="modern" style:font-pitch="fixed" fo:font-size="36pt" fo:font-weight="bold"/>
    </style:style>
    <style:style style:name="T3" style:family="text">
      <style:text-properties fo:font-family="'Courier New'" style:font-family-generic="modern" style:font-pitch="fixed" fo:font-size="36pt"/>
    </style:style>
    <style:style style:name="T4" style:family="text">
      <style:text-properties fo:font-family="'Courier New'" style:font-family-generic="modern" style:font-pitch="fixed" fo:font-size="32pt"/>
    </style:style>
    <style:style style:name="T5" style:family="text">
      <style:text-properties fo:font-size="16pt"/>
    </style:style>
    <style:style style:name="T6" style:family="text">
      <style:text-properties fo:font-family="'Courier New'" style:font-family-generic="modern" style:font-pitch="fixed" fo:font-size="20pt" fo:font-weight="bold"/>
    </style:style>
    <style:style style:name="T7" style:family="text">
      <style:text-properties fo:font-family="'Courier New'" style:font-family-generic="modern" style:font-pitch="fixed" fo:font-size="20pt"/>
    </style:style>
    <style:style style:name="T8" style:family="text">
      <style:text-properties fo:font-size="15pt"/>
    </style:style>
    <style:style style:name="T9" style:family="text">
      <style:text-properties fo:font-size="18pt"/>
    </style:style>
    <style:style style:name="T10" style:family="text">
      <style:text-properties fo:font-family="'Courier New'" style:font-family-generic="modern" style:font-pitch="fixed" fo:font-size="28pt" fo:font-weight="bold"/>
    </style:style>
    <style:style style:name="T11" style:family="text">
      <style:text-properties fo:font-family="'Courier New'" style:font-family-generic="modern" style:font-pitch="fixed" fo:font-size="28pt" fo:font-weight="normal"/>
    </style:style>
    <style:style style:name="T12" style:family="text">
      <style:text-properties fo:font-size="28pt" fo:font-weight="bold"/>
    </style:style>
    <style:style style:name="T13" style:family="text">
      <style:text-properties fo:font-family="Arial" style:font-family-generic="swiss" style:font-pitch="variable" fo:font-weight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Arial" style:font-family-generic="swiss" style:font-pitch="variable" fo:font-style="italic"/>
    </style:style>
    <style:style style:name="T16" style:family="text">
      <style:text-properties fo:font-size="13pt"/>
    </style:style>
    <style:style style:name="T17" style:family="text">
      <style:text-properties fo:font-family="'Berlin Sans FB Demi'" style:font-family-generic="swiss" style:font-pitch="variable" fo:font-size="32pt"/>
    </style:style>
    <style:style style:name="T18" style:family="text">
      <style:text-properties fo:font-family="Arial" style:font-family-generic="swiss" style:font-pitch="variable" fo:font-size="26pt"/>
    </style:style>
    <style:style style:name="T19" style:family="text">
      <style:text-properties fo:font-family="'Courier New'" style:font-family-generic="modern" style:font-pitch="fixed" fo:font-size="24pt"/>
    </style:style>
    <style:style style:name="T20" style:family="text">
      <style:text-properties fo:font-family="Arial" style:font-family-generic="swiss" style:font-pitch="variable" fo:font-size="24pt"/>
    </style:style>
    <style:style style:name="T21" style:family="text">
      <style:text-properties fo:font-family="'Courier New'" style:font-family-generic="modern" style:font-pitch="fixed" fo:font-size="18pt"/>
    </style:style>
    <style:style style:name="T22" style:family="text">
      <style:text-properties fo:font-family="'Courier New'" style:font-family-generic="modern" style:font-pitch="fixed" fo:font-size="15pt"/>
    </style:style>
    <style:style style:name="T23" style:family="text">
      <style:text-properties fo:font-family="Arial" style:font-family-generic="swiss" style:font-pitch="variable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2.02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94cm" text:min-label-width="0.05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resentacao" draw:style-name="dp1" draw:master-page-name="slide-goianesia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2cm" presentation:class="title" presentation:user-transformed="true">
          <draw:text-box>
            <text:p text:style-name="P1">Aula 02</text:p>
          </draw:text-box>
        </draw:frame>
        <draw:frame presentation:style-name="pr2" draw:text-style-name="P1" draw:layer="layout" svg:width="23.91cm" svg:height="13.23cm" svg:x="2.057cm" svg:y="5.838cm" presentation:class="subtitle">
          <draw:text-box>
            <text:p text:style-name="P1">Instruções de controle</text:p>
          </draw:text-box>
        </draw:frame>
        <presentation:notes draw:style-name="dp2">
          <draw:page-thumbnail draw:style-name="gr1" draw:layer="layout" svg:width="12.767cm" svg:height="9.575cm" svg:x="4.245cm" svg:y="2.849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stContro" draw:style-name="dp1" draw:master-page-name="slide-goianesia" presentation:presentation-page-layout-name="AL2T1">
        <office:forms form:automatic-focus="false" form:apply-design-mode="false"/>
        <draw:frame presentation:style-name="pr4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3"><text:span text:style-name="T1">Operadores</text:span></text:p>
              </text:list-item>
            </text:list>
            <text:list text:style-name="L2">
              <text:list-item>
                <text:p text:style-name="P3"><text:span text:style-name="T1">Instruções de controle</text:span></text:p>
              </text:list-item>
            </text:list>
            <text:list text:style-name="L2">
              <text:list-item>
                <text:p text:style-name="P3"><text:span text:style-name="T1">Laços de repetição</text:span></text:p>
              </text:list-item>
            </text:list>
            <text:list text:style-name="L2">
              <text:list-item>
                <text:p text:style-name="P3"><text:span text:style-name="T1">Tipos Primitivos</text:span></text:p>
              </text:list-item>
            </text:list>
            <text:list text:style-name="L2">
              <text:list-item>
                <text:p text:style-name="P3"><text:span text:style-name="T1">Tipos wrapper </text:span></text:p>
              </text:list-item>
            </text:list>
            <text:list text:style-name="L2">
              <text:list-item>
                <text:p text:style-name="P3"><text:span text:style-name="T1">Autoboxing e unboxing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Pauta</text:p>
          </draw:text-box>
        </draw:frame>
        <presentation:notes draw:style-name="dp2">
          <draw:page-thumbnail draw:style-name="gr1" draw:layer="layout" svg:width="12.767cm" svg:height="9.575cm" svg:x="4.245cm" svg:y="2.849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opAtribu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Operadores - atribuição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6">Operador de atribuição: =</text:p>
              </text:list-item>
            </text:list>
            <text:list text:style-name="L2">
              <text:list-item>
                <text:p text:style-name="P6">Executado da direta para a esquerda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ide-goianesia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Operadores - atribuição</text:p>
          </draw:text-box>
        </draw:frame>
        <draw:frame draw:style-name="gr2" draw:text-style-name="P9" draw:layer="layout" svg:width="22.622cm" svg:height="11.514cm" svg:x="3.275cm" svg:y="6.183cm">
          <draw:text-box>
            <text:p text:style-name="P7"><text:span text:style-name="T2">Oper</text:span><text:span text:style-name="T2"><text:tab/></text:span><text:span text:style-name="T2"><text:tab/></text:span><text:span text:style-name="T2">Exemplo</text:span><text:span text:style-name="T2"><text:tab/></text:span><text:span text:style-name="T2"> Equivalente a</text:span></text:p>
            <text:p text:style-name="P7"><text:span text:style-name="T3">+=</text:span><text:span text:style-name="T3"><text:tab/></text:span><text:span text:style-name="T3"><text:tab/></text:span><text:span text:style-name="T3"><text:tab/></text:span><text:span text:style-name="T3">c += 7</text:span><text:span text:style-name="T3"><text:tab/></text:span><text:span text:style-name="T3"><text:tab/></text:span><text:span text:style-name="T3"><text:tab/></text:span><text:span text:style-name="T3"><text:tab/></text:span><text:span text:style-name="T3">c = c + 7</text:span></text:p>
            <text:p text:style-name="P7"><text:span text:style-name="T3">-=</text:span><text:span text:style-name="T3"><text:tab/></text:span><text:span text:style-name="T3"><text:tab/></text:span><text:span text:style-name="T3"><text:tab/></text:span><text:span text:style-name="T3">d -= 4</text:span><text:span text:style-name="T3"><text:tab/></text:span><text:span text:style-name="T3"><text:tab/></text:span><text:span text:style-name="T3"><text:tab/></text:span><text:span text:style-name="T3"><text:tab/></text:span><text:span text:style-name="T3">d = d - 4</text:span></text:p>
            <text:p text:style-name="P7"><text:span text:style-name="T3">*=</text:span><text:span text:style-name="T3"><text:tab/></text:span><text:span text:style-name="T3"><text:tab/></text:span><text:span text:style-name="T3"><text:tab/></text:span><text:span text:style-name="T3">e *= 5</text:span><text:span text:style-name="T3"><text:tab/></text:span><text:span text:style-name="T3"><text:tab/></text:span><text:span text:style-name="T3"><text:tab/></text:span><text:span text:style-name="T3"><text:tab/></text:span><text:span text:style-name="T3">e = e * 5</text:span></text:p>
            <text:p text:style-name="P7"><text:span text:style-name="T3">/=</text:span><text:span text:style-name="T3"><text:tab/></text:span><text:span text:style-name="T3"><text:tab/></text:span><text:span text:style-name="T3"><text:tab/></text:span><text:span text:style-name="T3">f /= 3</text:span><text:span text:style-name="T3"><text:tab/></text:span><text:span text:style-name="T3"><text:tab/></text:span><text:span text:style-name="T3"><text:tab/></text:span><text:span text:style-name="T3"><text:tab/></text:span><text:span text:style-name="T3">f = f / 3</text:span></text:p>
            <text:p text:style-name="P7"><text:span text:style-name="T3">%=</text:span><text:span text:style-name="T3"><text:tab/></text:span><text:span text:style-name="T3"><text:tab/></text:span><text:span text:style-name="T3"><text:tab/></text:span><text:span text:style-name="T3">g %= 9</text:span><text:span text:style-name="T3"><text:tab/></text:span><text:span text:style-name="T3"><text:tab/></text:span><text:span text:style-name="T3"><text:tab/></text:span><text:span text:style-name="T3"><text:tab/></text:span><text:span text:style-name="T3">g = g % 9</text:span></text:p>
            <text:p text:style-name="P7"><text:span text:style-name="T3"/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2.767cm" svg:height="9.575cm" svg:x="4.245cm" svg:y="2.849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incremento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Operadores - Incremento e Decremento</text:p>
          </draw:text-box>
        </draw:frame>
        <draw:frame presentation:style-name="pr5" draw:text-style-name="P11" draw:layer="layout" svg:width="23.91cm" svg:height="13.52cm" svg:x="2.057cm" svg:y="5.838cm" presentation:class="outline" presentation:user-transformed="true">
          <draw:text-box>
            <text:list text:style-name="L2">
              <text:list-item>
                <text:p text:style-name="P6">++a<text:tab/>(pré incremento)</text:p>
              </text:list-item>
            </text:list>
            <text:list text:style-name="L2">
              <text:list-item>
                <text:list>
                  <text:list-item>
                    <text:p text:style-name="P10">Incrementa e só então utiliza seu valor</text:p>
                  </text:list-item>
                </text:list>
              </text:list-item>
            </text:list>
            <text:list text:style-name="L2">
              <text:list-item>
                <text:p text:style-name="P6">a++(pós incremento)</text:p>
              </text:list-item>
            </text:list>
            <text:list text:style-name="L2">
              <text:list-item>
                <text:list>
                  <text:list-item>
                    <text:p text:style-name="P10">Utiliza o valor de a e depois incrementa</text:p>
                  </text:list-item>
                </text:list>
              </text:list-item>
            </text:list>
            <text:list text:style-name="L2">
              <text:list-item>
                <text:p text:style-name="P6">--b</text:p>
              </text:list-item>
            </text:list>
            <text:list text:style-name="L2">
              <text:list-item>
                <text:list>
                  <text:list-item>
                    <text:p text:style-name="P10">Decrementa e só então utiliza seu valor</text:p>
                  </text:list-item>
                </text:list>
              </text:list-item>
            </text:list>
            <text:list text:style-name="L2">
              <text:list-item>
                <text:p text:style-name="P6">b--</text:p>
              </text:list-item>
            </text:list>
            <text:list text:style-name="L2">
              <text:list-item>
                <text:list>
                  <text:list-item>
                    <text:p text:style-name="P10">Primeiro utiliza o valor de b para depois decrementa-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opLogicos" draw:style-name="dp1" draw:master-page-name="slide-goianesia" presentation:presentation-page-layout-name="AL2T1">
        <office:forms form:automatic-focus="false" form:apply-design-mode="false"/>
        <draw:frame presentation:style-name="pr4" draw:text-style-name="P12" draw:layer="layout" svg:width="23.91cm" svg:height="13.23cm" svg:x="2.057cm" svg:y="5.838cm" presentation:class="outline">
          <draw:text-box>
            <text:list text:style-name="L2">
              <text:list-item>
                <text:p text:style-name="P3"><text:span text:style-name="T4">Igualdade: == (2 sinais de igual)</text:span></text:p>
              </text:list-item>
            </text:list>
            <text:list text:style-name="L2">
              <text:list-item>
                <text:p text:style-name="P3"><text:span text:style-name="T4">Diferença: !=</text:span></text:p>
              </text:list-item>
            </text:list>
            <text:list text:style-name="L2">
              <text:list-item>
                <text:p text:style-name="P3"><text:span text:style-name="T4">Maior, maior igual: &gt;, &gt;=</text:span></text:p>
              </text:list-item>
            </text:list>
            <text:list text:style-name="L2">
              <text:list-item>
                <text:p text:style-name="P3"><text:span text:style-name="T4">Menor, menor igual: &lt;, &lt;=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Operadores comparação</text:p>
          </draw:text-box>
        </draw:frame>
        <presentation:notes draw:style-name="dp2">
          <draw:page-thumbnail draw:style-name="gr1" draw:layer="layout" svg:width="12.767cm" svg:height="9.575cm" svg:x="4.245cm" svg:y="2.849cm" draw:page-number="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ide-goianesia" presentation:presentation-page-layout-name="AL2T1">
        <office:forms form:automatic-focus="false" form:apply-design-mode="false"/>
        <draw:frame presentation:style-name="pr4" draw:text-style-name="P12" draw:layer="layout" svg:width="23.91cm" svg:height="13.23cm" svg:x="2.057cm" svg:y="5.838cm" presentation:class="outline">
          <draw:text-box>
            <text:list text:style-name="L2">
              <text:list-item>
                <text:p text:style-name="P3"><text:span text:style-name="T4">Retornam booleano</text:span></text:p>
              </text:list-item>
            </text:list>
            <text:list text:style-name="L2">
              <text:list-item>
                <text:p text:style-name="P3"><text:span text:style-name="T4">|| (OU condicional)</text:span></text:p>
              </text:list-item>
            </text:list>
            <text:list text:style-name="L2">
              <text:list-item>
                <text:p text:style-name="P3"><text:span text:style-name="T4">&amp;&amp; (E condicional)</text:span></text:p>
              </text:list-item>
            </text:list>
            <text:list text:style-name="L2">
              <text:list-item>
                <text:p text:style-name="P3"><text:span text:style-name="T4">| <text:s/>(OU lógico booleano)</text:span></text:p>
              </text:list-item>
            </text:list>
            <text:list text:style-name="L2">
              <text:list-item>
                <text:p text:style-name="P3"><text:span text:style-name="T4">&amp; <text:s/>(E lógico booleano)</text:span></text:p>
              </text:list-item>
            </text:list>
            <text:list text:style-name="L2">
              <text:list-item>
                <text:p text:style-name="P3"><text:span text:style-name="T4">^ <text:s/>(OU exclusivo lógico booleano)</text:span></text:p>
              </text:list-item>
            </text:list>
            <text:list text:style-name="L2">
              <text:list-item>
                <text:p text:style-name="P3"><text:span text:style-name="T4">! <text:s/>(NÃO lógico)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Operadores lógicos</text:p>
          </draw:text-box>
        </draw:frame>
        <presentation:notes draw:style-name="dp2">
          <draw:page-thumbnail draw:style-name="gr1" draw:layer="layout" svg:width="12.767cm" svg:height="9.575cm" svg:x="4.245cm" svg:y="2.849cm" draw:page-number="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Operadores bit a bit </text:p>
          </draw:text-box>
        </draw:frame>
        <draw:frame presentation:style-name="pr6" draw:text-style-name="P12" draw:layer="layout" svg:width="23.91cm" svg:height="13.23cm" svg:x="2.057cm" svg:y="5.838cm" presentation:class="outline">
          <draw:text-box>
            <text:list text:style-name="L2">
              <text:list-item>
                <text:p text:style-name="P6">&lt;&lt; <text:s/>move os bit's para esquerda</text:p>
              </text:list-item>
            </text:list>
            <text:list text:style-name="L2">
              <text:list-item>
                <text:p text:style-name="P6">&gt;&gt; <text:s/>move os bit's para direita</text:p>
              </text:list-item>
            </text:list>
            <text:list text:style-name="L2">
              <text:list-item>
                <text:p text:style-name="P6">&gt;&gt;&gt; move os bit's para direita completando os espaços com 0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Execução e atribuição</text:p>
          </draw:text-box>
        </draw:frame>
        <draw:frame presentation:style-name="pr7" draw:text-style-name="P13" draw:layer="layout" svg:width="23.91cm" svg:height="13.23cm" svg:x="2.057cm" svg:y="5.838cm" presentation:class="outline">
          <draw:text-box>
            <text:list text:style-name="L2">
              <text:list-item>
                <text:p text:style-name="P6">O Java executa da esquerda para a direita e atribui da direita para a esquerda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if" draw:style-name="dp1" draw:master-page-name="slide-goianesia" presentation:presentation-page-layout-name="AL2T1">
        <office:forms form:automatic-focus="false" form:apply-design-mode="false"/>
        <draw:g>
          <draw:rect draw:style-name="gr3" draw:text-style-name="P14" draw:layer="layout" svg:width="1.867cm" svg:height="1.821cm" draw:transform="skewX (-0.113271868454411) rotate (0.728500429782296) translate (12.333cm 9.256cm)">
            <text:p text:style-name="P1"/>
          </draw:rect>
          <draw:ellipse draw:style-name="gr4" draw:text-style-name="P15" draw:layer="layout" svg:width="0.911cm" svg:height="0.813cm" svg:x="13.305cm" svg:y="5.418cm">
            <text:p text:style-name="P1"/>
          </draw:ellipse>
          <draw:line draw:style-name="gr5" draw:text-style-name="P15" draw:layer="layout" svg:x1="13.745cm" svg:y1="6.316cm" svg:x2="13.745cm" svg:y2="7.88cm">
            <text:p text:style-name="P1"/>
          </draw:line>
          <draw:line draw:style-name="gr5" draw:text-style-name="P15" draw:layer="layout" svg:x1="15.52cm" svg:y1="9.227cm" svg:x2="20.195cm" svg:y2="9.227cm">
            <text:p text:style-name="P1"/>
          </draw:line>
          <draw:line draw:style-name="gr5" draw:text-style-name="P15" draw:layer="layout" svg:x1="11.906cm" svg:y1="9.227cm" svg:x2="7.7cm" svg:y2="9.227cm">
            <text:p text:style-name="P1"/>
          </draw:line>
          <draw:frame draw:style-name="gr6" draw:text-style-name="P1" draw:layer="layout" svg:width="3.63cm" svg:height="0.991cm" svg:x="16.079cm" svg:y="8.256cm">
            <draw:text-box>
              <text:p text:style-name="P1">verdadeiro</text:p>
            </draw:text-box>
          </draw:frame>
          <draw:frame draw:style-name="gr7" draw:text-style-name="P1" draw:layer="layout" svg:width="1.649cm" svg:height="0.991cm" svg:x="8.759cm" svg:y="8.152cm">
            <draw:text-box>
              <text:p text:style-name="P1">falso</text:p>
            </draw:text-box>
          </draw:frame>
          <draw:rect draw:style-name="gr8" draw:text-style-name="P16" draw:layer="layout" svg:width="2.293cm" svg:height="0.84cm" svg:x="5.143cm" svg:y="8.807cm">
            <text:p text:style-name="P14"><text:span text:style-name="T5">instrução</text:span></text:p>
          </draw:rect>
          <draw:rect draw:style-name="gr8" draw:text-style-name="P16" draw:layer="layout" svg:width="2.293cm" svg:height="0.84cm" svg:x="20.284cm" svg:y="8.834cm">
            <text:p text:style-name="P14"><text:span text:style-name="T5">instrução</text:span></text:p>
          </draw:rect>
          <draw:line draw:style-name="gr9" draw:text-style-name="P15" draw:layer="layout" svg:x1="6.26cm" svg:y1="9.805cm" svg:x2="6.26cm" svg:y2="13.111cm">
            <text:p text:style-name="P1"/>
          </draw:line>
          <draw:line draw:style-name="gr9" draw:text-style-name="P15" draw:layer="layout" svg:x1="21.312cm" svg:y1="9.725cm" svg:x2="21.312cm" svg:y2="13.031cm">
            <text:p text:style-name="P1"/>
          </draw:line>
          <draw:g>
            <draw:ellipse draw:style-name="gr10" draw:text-style-name="P15" draw:layer="layout" svg:width="1.294cm" svg:height="1.155cm" svg:x="13.55cm" svg:y="12.481cm">
              <text:p text:style-name="P1"/>
            </draw:ellipse>
            <draw:ellipse draw:style-name="gr4" draw:text-style-name="P15" draw:layer="layout" svg:width="0.911cm" svg:height="0.813cm" svg:x="13.758cm" svg:y="12.639cm">
              <text:p text:style-name="P1"/>
            </draw:ellipse>
          </draw:g>
          <draw:line draw:style-name="gr5" draw:text-style-name="P15" draw:layer="layout" svg:x1="6.26cm" svg:y1="13.111cm" svg:x2="13.404cm" svg:y2="13.111cm">
            <text:p text:style-name="P1"/>
          </draw:line>
          <draw:line draw:style-name="gr5" draw:text-style-name="P15" draw:layer="layout" svg:x1="21.312cm" svg:y1="13.006cm" svg:x2="15.05cm" svg:y2="13.006cm">
            <text:p text:style-name="P1"/>
          </draw:line>
        </draw:g>
        <draw:frame draw:style-name="gr11" draw:text-style-name="P17" draw:layer="layout" svg:width="20.081cm" svg:height="4.855cm" svg:x="5.802cm" svg:y="13.873cm">
          <draw:text-box>
            <text:p text:style-name="P1"><text:span text:style-name="T6">if( condição ){</text:span></text:p>
            <text:p text:style-name="P1"><text:span text:style-name="T6"><text:tab/></text:span><text:span text:style-name="T6">..executa quando verdadeiro</text:span></text:p>
            <text:p text:style-name="P1"><text:span text:style-name="T6">}</text:span></text:p>
            <text:p text:style-name="P1"><text:span text:style-name="T6">else{</text:span></text:p>
            <text:p text:style-name="P1"><text:span text:style-name="T6"><text:s text:c="3"/></text:span><text:span text:style-name="T6">..executa quanto falso</text:span></text:p>
            <text:p text:style-name="P1"><text:span text:style-name="T6">}</text:span></text:p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Instruções de controle - if</text:p>
          </draw:text-box>
        </draw:frame>
        <draw:rect draw:style-name="gr12" draw:text-style-name="P14" draw:layer="layout" svg:width="19.745cm" svg:height="1.433cm" svg:x="8.115cm" svg:y="19.097cm">
          <text:p text:style-name="P14">Ver código 01 do material de apoio</text:p>
        </draw:rect>
        <presentation:notes draw:style-name="dp2">
          <draw:page-thumbnail draw:style-name="gr1" draw:layer="layout" svg:width="12.767cm" svg:height="9.575cm" svg:x="4.245cm" svg:y="2.849cm" draw:page-number="1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Operador condicional" draw:style-name="dp1" draw:master-page-name="slide-goianesia" presentation:presentation-page-layout-name="AL3T19">
        <office:forms form:automatic-focus="false" form:apply-design-mode="false"/>
        <draw:frame presentation:style-name="pr4" draw:text-style-name="P18" draw:layer="layout" svg:width="23.91cm" svg:height="13.23cm" svg:x="2.057cm" svg:y="5.838cm" presentation:class="outline">
          <draw:text-box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8">? : <text:s text:c="5"/></text:p>
              </text:list-item>
            </text:list>
            <text:list text:style-name="L2">
              <text:list-item>
                <text:p text:style-name="P18">expressao ? Se verdadeiro : se falso </text:p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6"><text:span text:style-name="T7">System.out.println( nota &gt; 5 ?“aprovado”:”reprovado”)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Instruções de controle – operador condicional</text:p>
          </draw:text-box>
        </draw:frame>
        <draw:rect draw:style-name="gr12" draw:text-style-name="P14" draw:layer="layout" svg:width="19.745cm" svg:height="1.715cm" svg:x="6.616cm" svg:y="18.816cm">
          <text:p text:style-name="P14">Ver código 02 e 03do material de apoio</text:p>
        </draw:rect>
        <presentation:notes draw:style-name="dp2">
          <draw:page-thumbnail draw:style-name="gr1" draw:layer="layout" svg:width="12.767cm" svg:height="9.575cm" svg:x="4.245cm" svg:y="2.849cm" draw:page-number="1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switch" draw:style-name="dp1" draw:master-page-name="slide-goianesia" presentation:presentation-page-layout-name="AL3T19">
        <office:forms form:automatic-focus="false" form:apply-design-mode="false"/>
        <draw:g>
          <draw:rect draw:style-name="gr3" draw:text-style-name="P14" draw:layer="layout" svg:width="1.134cm" svg:height="1.111cm" draw:transform="skewX (-0.0359537825910763) rotate (0.767246739176562) translate (7.771cm 8.422cm)">
            <text:p text:style-name="P1"/>
          </draw:rect>
          <draw:ellipse draw:style-name="gr4" draw:text-style-name="P15" draw:layer="layout" svg:width="0.891cm" svg:height="0.859cm" svg:x="8.169cm" svg:y="5.427cm">
            <text:p text:style-name="P1"/>
          </draw:ellipse>
          <draw:line draw:style-name="gr5" draw:text-style-name="P15" draw:layer="layout" svg:x1="8.57cm" svg:y1="6.424cm" svg:x2="8.57cm" svg:y2="7.449cm">
            <text:p text:style-name="P1"/>
          </draw:line>
          <draw:rect draw:style-name="gr8" draw:text-style-name="P16" draw:layer="layout" svg:width="2.241cm" svg:height="0.887cm" svg:x="4.262cm" svg:y="7.951cm">
            <text:p text:style-name="P14"><text:span text:style-name="T5">case a</text:span></text:p>
          </draw:rect>
          <draw:g>
            <draw:ellipse draw:style-name="gr10" draw:text-style-name="P15" draw:layer="layout" svg:width="1.265cm" svg:height="1.22cm" svg:x="7.91cm" svg:y="19.641cm">
              <text:p text:style-name="P1"/>
            </draw:ellipse>
            <draw:ellipse draw:style-name="gr4" draw:text-style-name="P15" draw:layer="layout" svg:width="0.89cm" svg:height="0.859cm" svg:x="8.114cm" svg:y="19.808cm">
              <text:p text:style-name="P1"/>
            </draw:ellipse>
          </draw:g>
          <draw:line draw:style-name="gr5" draw:text-style-name="P15" draw:layer="layout" svg:x1="8.572cm" svg:y1="9.278cm" svg:x2="8.572cm" svg:y2="10.332cm">
            <text:p text:style-name="P1"/>
          </draw:line>
          <draw:rect draw:style-name="gr3" draw:text-style-name="P14" draw:layer="layout" svg:width="1.134cm" svg:height="1.111cm" draw:transform="skewX (-0.0359537825910763) rotate (0.767246739176562) translate (7.771cm 11.359cm)">
            <text:p text:style-name="P1"/>
          </draw:rect>
          <draw:rect draw:style-name="gr3" draw:text-style-name="P14" draw:layer="layout" svg:width="1.134cm" svg:height="1.112cm" draw:transform="skewX (-0.0368264472170733) rotate (0.767246739176562) translate (7.742cm 16.238cm)">
            <text:p text:style-name="P1"/>
          </draw:rect>
          <draw:rect draw:style-name="gr8" draw:text-style-name="P16" draw:layer="layout" svg:width="2.241cm" svg:height="0.887cm" svg:x="4.234cm" svg:y="10.972cm">
            <text:p text:style-name="P14"><text:span text:style-name="T5">case b</text:span></text:p>
          </draw:rect>
          <draw:rect draw:style-name="gr8" draw:text-style-name="P16" draw:layer="layout" svg:width="2.24cm" svg:height="0.887cm" svg:x="4.292cm" svg:y="15.766cm">
            <text:p text:style-name="P14"><text:span text:style-name="T5">case z</text:span></text:p>
          </draw:rect>
          <draw:frame draw:style-name="gr13" draw:text-style-name="P19" draw:layer="layout" svg:width="1.001cm" svg:height="0.602cm" svg:x="7.509cm" svg:y="9.39cm">
            <draw:text-box>
              <text:p text:style-name="P1"><text:span text:style-name="T8">false</text:span></text:p>
            </draw:text-box>
          </draw:frame>
          <draw:frame draw:style-name="gr14" draw:text-style-name="P19" draw:layer="layout" svg:width="0.828cm" svg:height="0.602cm" svg:x="9.549cm" svg:y="7.7cm">
            <draw:text-box>
              <text:p text:style-name="P1"><text:span text:style-name="T8">true</text:span></text:p>
            </draw:text-box>
          </draw:frame>
          <draw:frame draw:style-name="gr14" draw:text-style-name="P19" draw:layer="layout" svg:width="0.828cm" svg:height="0.602cm" svg:x="9.462cm" svg:y="10.555cm">
            <draw:text-box>
              <text:p text:style-name="P1"><text:span text:style-name="T8">true</text:span></text:p>
            </draw:text-box>
          </draw:frame>
          <draw:frame draw:style-name="gr15" draw:layer="layout" svg:width="0.002cm" svg:height="0.954cm" svg:x="8.285cm" svg:y="7.506cm">
            <draw:text-box>
              <text:p text:style-name="P1"/>
            </draw:text-box>
          </draw:frame>
          <draw:frame draw:style-name="gr13" draw:text-style-name="P19" draw:layer="layout" svg:width="1.001cm" svg:height="0.602cm" svg:x="6.993cm" svg:y="12.05cm">
            <draw:text-box>
              <text:p text:style-name="P1"><text:span text:style-name="T8">false</text:span></text:p>
            </draw:text-box>
          </draw:frame>
          <draw:line draw:style-name="gr5" draw:text-style-name="P15" draw:layer="layout" svg:x1="8.544cm" svg:y1="12.326cm" svg:x2="8.544cm" svg:y2="13.38cm">
            <text:p text:style-name="P1"/>
          </draw:line>
          <draw:line draw:style-name="gr5" draw:text-style-name="P15" draw:layer="layout" svg:x1="8.543cm" svg:y1="14.293cm" svg:x2="8.543cm" svg:y2="15.347cm">
            <text:p text:style-name="P1"/>
          </draw:line>
          <draw:line draw:style-name="gr16" draw:text-style-name="P15" draw:layer="layout" svg:x1="8.543cm" svg:y1="13.657cm" svg:x2="8.543cm" svg:y2="14.266cm">
            <text:p text:style-name="P1"/>
          </draw:line>
          <draw:line draw:style-name="gr5" draw:text-style-name="P15" draw:layer="layout" svg:x1="9.606cm" svg:y1="11.412cm" svg:x2="11.531cm" svg:y2="11.412cm">
            <text:p text:style-name="P1"/>
          </draw:line>
          <draw:line draw:style-name="gr5" draw:text-style-name="P15" draw:layer="layout" svg:x1="9.548cm" svg:y1="8.364cm" svg:x2="11.473cm" svg:y2="8.364cm">
            <text:p text:style-name="P1"/>
          </draw:line>
          <draw:line draw:style-name="gr17" draw:text-style-name="P15" draw:layer="layout" svg:x1="6.647cm" svg:y1="8.448cm" svg:x2="7.509cm" svg:y2="8.448cm">
            <text:p text:style-name="P1"/>
          </draw:line>
          <draw:line draw:style-name="gr17" draw:text-style-name="P15" draw:layer="layout" svg:x1="6.704cm" svg:y1="11.44cm" svg:x2="7.566cm" svg:y2="11.44cm">
            <text:p text:style-name="P1"/>
          </draw:line>
          <draw:line draw:style-name="gr17" draw:text-style-name="P15" draw:layer="layout" svg:x1="6.704cm" svg:y1="16.234cm" svg:x2="7.566cm" svg:y2="16.234cm">
            <text:p text:style-name="P1"/>
          </draw:line>
          <draw:rect draw:style-name="gr18" draw:text-style-name="P20" draw:layer="layout" svg:width="3.275cm" svg:height="0.859cm" svg:x="11.616cm" svg:y="7.949cm">
            <text:p text:style-name="P14"><text:span text:style-name="T9">Ações</text:span></text:p>
          </draw:rect>
          <draw:rect draw:style-name="gr18" draw:text-style-name="P20" draw:layer="layout" svg:width="3.274cm" svg:height="0.859cm" svg:x="11.675cm" svg:y="10.97cm">
            <text:p text:style-name="P14"><text:span text:style-name="T9">Ações</text:span></text:p>
          </draw:rect>
          <draw:rect draw:style-name="gr18" draw:text-style-name="P20" draw:layer="layout" svg:width="3.274cm" svg:height="0.859cm" svg:x="16.041cm" svg:y="7.922cm">
            <text:p text:style-name="P14"><text:span text:style-name="T9">break</text:span></text:p>
          </draw:rect>
          <draw:rect draw:style-name="gr18" draw:text-style-name="P20" draw:layer="layout" svg:width="3.274cm" svg:height="0.859cm" svg:x="16.042cm" svg:y="10.915cm">
            <text:p text:style-name="P14"><text:span text:style-name="T9">break</text:span></text:p>
          </draw:rect>
          <draw:rect draw:style-name="gr18" draw:text-style-name="P20" draw:layer="layout" svg:width="3.275cm" svg:height="0.859cm" svg:x="11.79cm" svg:y="15.793cm">
            <text:p text:style-name="P14"><text:span text:style-name="T9">Ações</text:span></text:p>
          </draw:rect>
          <draw:rect draw:style-name="gr18" draw:text-style-name="P20" draw:layer="layout" svg:width="3.275cm" svg:height="0.859cm" svg:x="16.157cm" svg:y="15.738cm">
            <text:p text:style-name="P14"><text:span text:style-name="T9">break</text:span></text:p>
          </draw:rect>
          <draw:line draw:style-name="gr5" draw:text-style-name="P15" draw:layer="layout" svg:x1="9.52cm" svg:y1="16.234cm" svg:x2="11.445cm" svg:y2="16.234cm">
            <text:p text:style-name="P1"/>
          </draw:line>
          <draw:frame draw:style-name="gr19" draw:text-style-name="P19" draw:layer="layout" svg:width="1.001cm" svg:height="0.602cm" svg:x="6.965cm" svg:y="16.733cm">
            <draw:text-box>
              <text:p text:style-name="P1"><text:span text:style-name="T8">false</text:span></text:p>
            </draw:text-box>
          </draw:frame>
          <draw:frame draw:style-name="gr20" draw:text-style-name="P19" draw:layer="layout" svg:width="0.828cm" svg:height="0.602cm" svg:x="9.434cm" svg:y="15.349cm">
            <draw:text-box>
              <text:p text:style-name="P1"><text:span text:style-name="T8">true</text:span></text:p>
            </draw:text-box>
          </draw:frame>
          <draw:line draw:style-name="gr5" draw:text-style-name="P15" draw:layer="layout" svg:x1="8.544cm" svg:y1="17.148cm" svg:x2="8.544cm" svg:y2="17.786cm">
            <text:p text:style-name="P1"/>
          </draw:line>
          <draw:line draw:style-name="gr5" draw:text-style-name="P15" draw:layer="layout" svg:x1="19.488cm" svg:y1="8.42cm" svg:x2="21.384cm" svg:y2="8.42cm">
            <text:p text:style-name="P1"/>
          </draw:line>
          <draw:line draw:style-name="gr5" draw:text-style-name="P15" draw:layer="layout" svg:x1="15.007cm" svg:y1="8.392cm" svg:x2="15.783cm" svg:y2="8.392cm">
            <text:p text:style-name="P1"/>
          </draw:line>
          <draw:line draw:style-name="gr5" draw:text-style-name="P15" draw:layer="layout" svg:x1="15.065cm" svg:y1="11.385cm" svg:x2="15.841cm" svg:y2="11.385cm">
            <text:p text:style-name="P1"/>
          </draw:line>
          <draw:line draw:style-name="gr5" draw:text-style-name="P15" draw:layer="layout" svg:x1="15.208cm" svg:y1="16.207cm" svg:x2="15.984cm" svg:y2="16.207cm">
            <text:p text:style-name="P1"/>
          </draw:line>
          <draw:line draw:style-name="gr5" draw:text-style-name="P15" draw:layer="layout" svg:x1="19.432cm" svg:y1="11.357cm" svg:x2="21.327cm" svg:y2="11.357cm">
            <text:p text:style-name="P1"/>
          </draw:line>
          <draw:line draw:style-name="gr5" draw:text-style-name="P15" draw:layer="layout" svg:x1="19.518cm" svg:y1="16.206cm" svg:x2="21.384cm" svg:y2="16.206cm">
            <text:p text:style-name="P1"/>
          </draw:line>
          <draw:rect draw:style-name="gr3" draw:text-style-name="P14" draw:layer="layout" svg:width="1.134cm" svg:height="1.111cm" draw:transform="skewX (-0.0359537825910763) rotate (0.767246739176562) translate (21.619cm 8.368cm)">
            <text:p text:style-name="P1"/>
          </draw:rect>
          <draw:rect draw:style-name="gr3" draw:text-style-name="P14" draw:layer="layout" svg:width="1.134cm" svg:height="1.111cm" draw:transform="skewX (-0.0359537825910763) rotate (0.767246739176562) translate (21.619cm 11.305cm)">
            <text:p text:style-name="P1"/>
          </draw:rect>
          <draw:rect draw:style-name="gr3" draw:text-style-name="P14" draw:layer="layout" svg:width="1.134cm" svg:height="1.111cm" draw:transform="skewX (-0.0359537825910763) rotate (0.767246739176562) translate (21.62cm 16.183cm)">
            <text:p text:style-name="P1"/>
          </draw:rect>
          <draw:line draw:style-name="gr21" draw:text-style-name="P15" draw:layer="layout" svg:x1="22.447cm" svg:y1="9.251cm" svg:x2="22.447cm" svg:y2="10.471cm">
            <text:p text:style-name="P1"/>
          </draw:line>
          <draw:line draw:style-name="gr21" draw:text-style-name="P15" draw:layer="layout" svg:x1="22.419cm" svg:y1="12.188cm" svg:x2="22.419cm" svg:y2="15.264cm">
            <text:p text:style-name="P1"/>
          </draw:line>
          <draw:rect draw:style-name="gr18" draw:text-style-name="P20" draw:layer="layout" svg:width="3.762cm" svg:height="0.855cm" svg:x="6.677cm" svg:y="17.983cm">
            <text:p text:style-name="P14"><text:span text:style-name="T9">Ações default</text:span></text:p>
          </draw:rect>
          <draw:line draw:style-name="gr5" draw:text-style-name="P15" draw:layer="layout" svg:x1="8.544cm" svg:y1="18.922cm" svg:x2="8.544cm" svg:y2="19.56cm">
            <text:p text:style-name="P1"/>
          </draw:line>
          <draw:line draw:style-name="gr21" draw:text-style-name="P15" draw:layer="layout" svg:x1="22.418cm" svg:y1="17.037cm" svg:x2="22.418cm" svg:y2="20.279cm">
            <text:p text:style-name="P1"/>
          </draw:line>
          <draw:line draw:style-name="gr5" draw:text-style-name="P15" draw:layer="layout" svg:x1="22.418cm" svg:y1="20.279cm" svg:x2="9.289cm" svg:y2="20.279cm">
            <text:p text:style-name="P1"/>
          </draw:line>
        </draw:g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Estrutura de controle - switch</text:p>
          </draw:text-box>
        </draw:frame>
        <presentation:notes draw:style-name="dp2">
          <draw:page-thumbnail draw:style-name="gr1" draw:layer="layout" svg:width="12.767cm" svg:height="9.575cm" svg:x="4.245cm" svg:y="2.849cm" draw:page-number="1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ide-goianesia" presentation:presentation-page-layout-name="AL3T19">
        <office:forms form:automatic-focus="false" form:apply-design-mode="false"/>
        <draw:frame draw:style-name="gr22" draw:text-style-name="P21" draw:layer="layout" svg:width="26.458cm" svg:height="12.7cm" svg:x="0.78cm" svg:y="5.441cm">
          <draw:text-box>
            <text:p text:style-name="P1"><text:span text:style-name="T10">switch( v ){</text:span></text:p>
            <text:p text:style-name="P1"><text:span text:style-name="T10"><text:tab/></text:span><text:span text:style-name="T10">case 1:</text:span></text:p>
            <text:p text:style-name="P1"><text:span text:style-name="T10"><text:s text:c="3"/></text:span><text:span text:style-name="T10"><text:tab/></text:span><text:span text:style-name="T11">..executa se v for 1</text:span></text:p>
            <text:p text:style-name="P1"><text:span text:style-name="T10"><text:tab/></text:span><text:span text:style-name="T10">case 2:</text:span></text:p>
            <text:p text:style-name="P1"><text:span text:style-name="T10"><text:s text:c="3"/></text:span><text:span text:style-name="T10"><text:tab/></text:span><text:span text:style-name="T11">..executa se v for 2</text:span></text:p>
            <text:p text:style-name="P1"><text:span text:style-name="T10"><text:tab/></text:span><text:span text:style-name="T10">case 3:</text:span></text:p>
            <text:p text:style-name="P1"><text:span text:style-name="T10"><text:s text:c="3"/></text:span><text:span text:style-name="T10"><text:tab/></text:span><text:span text:style-name="T11">..executa se v for 3</text:span></text:p>
            <text:p text:style-name="P1"><text:span text:style-name="T10"><text:tab/></text:span><text:span text:style-name="T10">default:</text:span></text:p>
            <text:p text:style-name="P1"><text:span text:style-name="T10"><text:s text:c="3"/></text:span><text:span text:style-name="T10"><text:tab/></text:span><text:span text:style-name="T11">..executa se v for diferente dos demais</text:span></text:p>
            <text:p text:style-name="P1"><text:span text:style-name="T10">}</text:span></text:p>
            <text:p text:style-name="P1"><text:span text:style-name="T2"/></text:p>
          </draw:text-box>
        </draw:frame>
        <draw:frame draw:style-name="gr11" draw:text-style-name="P22" draw:layer="layout" svg:width="26.187cm" svg:height="1.115cm" svg:x="1.153cm" svg:y="16.961cm">
          <draw:text-box>
            <text:p text:style-name="P1"><text:span text:style-name="T12">Obs.: o argumento passado para o switch deverá ser int</text:span></text:p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strutura de controle - switch</text:p>
          </draw:text-box>
        </draw:frame>
        <presentation:notes draw:style-name="dp2">
          <draw:page-thumbnail draw:style-name="gr1" draw:layer="layout" svg:width="12.767cm" svg:height="9.575cm" svg:x="4.245cm" svg:y="2.849cm" draw:page-number="1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lide-goianesia" presentation:presentation-page-layout-name="AL2T1">
        <office:forms form:automatic-focus="false" form:apply-design-mode="false"/>
        <draw:frame presentation:style-name="pr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6"><text:span text:style-name="T13">break: </text:span><text:span text:style-name="T14">quando executado em um </text:span><text:span text:style-name="T15">while, for, do...while ou switch</text:span><text:span text:style-name="T14"> ocasiona a saída imediada desta instrução;</text:span></text:p>
              </text:list-item>
            </text:list>
          </draw:text-box>
        </draw:fram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Estrutura de controle - break</text:p>
          </draw:text-box>
        </draw:frame>
        <draw:rect draw:style-name="gr12" draw:text-style-name="P14" draw:layer="layout" svg:width="19.745cm" svg:height="1.715cm" svg:x="6.617cm" svg:y="18.817cm">
          <text:p text:style-name="P14">Ver código 04 do material de apoio</text:p>
        </draw:rect>
        <presentation:notes draw:style-name="dp2">
          <draw:page-thumbnail draw:style-name="gr1" draw:layer="layout" svg:width="12.767cm" svg:height="9.575cm" svg:x="4.245cm" svg:y="2.849cm" draw:page-number="1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for" draw:style-name="dp1" draw:master-page-name="slide-goianesia" presentation:presentation-page-layout-name="AL3T19">
        <office:forms form:automatic-focus="false" form:apply-design-mode="false"/>
        <draw:rect draw:style-name="gr3" draw:text-style-name="P14" draw:layer="layout" svg:width="1.97cm" svg:height="1.933cm" draw:transform="rotate (0.7853981633973) translate (11.646cm 12.193cm)">
          <text:p text:style-name="P1"/>
        </draw:rect>
        <draw:circle draw:style-name="gr4" draw:text-style-name="P15" draw:layer="layout" svg:width="0.911cm" svg:height="0.911cm" svg:x="12.642cm" svg:y="5.557cm">
          <text:p text:style-name="P1"/>
        </draw:circle>
        <draw:line draw:style-name="gr5" draw:text-style-name="P15" draw:layer="layout" svg:x1="12.993cm" svg:y1="9.838cm" svg:x2="12.993cm" svg:y2="10.573cm">
          <text:p text:style-name="P1"/>
        </draw:line>
        <draw:line draw:style-name="gr5" draw:text-style-name="P15" draw:layer="layout" svg:x1="14.581cm" svg:y1="16.187cm" svg:x2="19.256cm" svg:y2="16.187cm">
          <text:p text:style-name="P1"/>
        </draw:line>
        <draw:rect draw:style-name="gr8" draw:text-style-name="P23" draw:layer="layout" svg:width="2.293cm" svg:height="0.941cm" svg:x="19.345cm" svg:y="15.719cm">
          <text:p text:style-name="P14"><text:span text:style-name="T5">instrução</text:span></text:p>
        </draw:rect>
        <draw:line draw:style-name="gr9" draw:text-style-name="P15" draw:layer="layout" svg:x1="24.135cm" svg:y1="12.16cm" svg:x2="24.135cm" svg:y2="15.54cm">
          <text:p text:style-name="P1"/>
        </draw:line>
        <draw:g>
          <draw:circle draw:style-name="gr10" draw:text-style-name="P15" draw:layer="layout" svg:width="1.294cm" svg:height="1.294cm" svg:x="12.259cm" svg:y="18.803cm">
            <text:p text:style-name="P1"/>
          </draw:circle>
          <draw:circle draw:style-name="gr4" draw:text-style-name="P15" draw:layer="layout" svg:width="0.911cm" svg:height="0.911cm" svg:x="12.467cm" svg:y="18.98cm">
            <text:p text:style-name="P1"/>
          </draw:circle>
        </draw:g>
        <draw:line draw:style-name="gr5" draw:text-style-name="P15" draw:layer="layout" svg:x1="24.106cm" svg:y1="12.159cm" svg:x2="14.581cm" svg:y2="12.159cm">
          <text:p text:style-name="P1"/>
        </draw:line>
        <draw:rect draw:style-name="gr3" draw:text-style-name="P14" draw:layer="layout" svg:width="1.97cm" svg:height="1.933cm" draw:transform="rotate (0.7853981633973) translate (11.586cm 16.22cm)">
          <text:p text:style-name="P1"/>
        </draw:rect>
        <draw:line draw:style-name="gr5" draw:text-style-name="P15" draw:layer="layout" svg:x1="12.995cm" svg:y1="13.748cm" svg:x2="12.995cm" svg:y2="14.777cm">
          <text:p text:style-name="P1"/>
        </draw:line>
        <draw:line draw:style-name="gr5" draw:text-style-name="P15" draw:layer="layout" svg:x1="12.935cm" svg:y1="17.658cm" svg:x2="12.935cm" svg:y2="18.746cm">
          <text:p text:style-name="P1"/>
        </draw:line>
        <draw:rect draw:style-name="gr23" draw:text-style-name="P23" draw:layer="layout" svg:width="3.645cm" svg:height="1.355cm" svg:x="14.846cm" svg:y="14.718cm">
          <text:p text:style-name="P1"><text:span text:style-name="T5">Condição </text:span></text:p>
          <text:p text:style-name="P1"><text:span text:style-name="T5">verdadeira</text:span></text:p>
        </draw:rect>
        <draw:rect draw:style-name="gr23" draw:text-style-name="P23" draw:layer="layout" svg:width="3.645cm" svg:height="1.355cm" svg:x="8.733cm" svg:y="17.453cm">
          <text:p text:style-name="P1"><text:span text:style-name="T5">Condição</text:span></text:p>
          <text:p text:style-name="P14"><text:span text:style-name="T5">falsa</text:span></text:p>
        </draw:rect>
        <draw:ellipse draw:style-name="gr8" draw:text-style-name="P24" draw:layer="layout" svg:width="6.702cm" svg:height="1.822cm" svg:x="9.7cm" svg:y="7.78cm">
          <text:p text:style-name="P14"><text:span text:style-name="T16">Inicia</text:span></text:p>
          <text:p text:style-name="P14"><text:span text:style-name="T16">variável de</text:span></text:p>
          <text:p text:style-name="P14"><text:span text:style-name="T16">controle</text:span></text:p>
        </draw:ellipse>
        <draw:rect draw:style-name="gr8" draw:text-style-name="P23" draw:layer="layout" svg:width="2.909cm" svg:height="1.409cm" svg:x="22.697cm" svg:y="15.485cm">
          <text:p text:style-name="P14"><text:span text:style-name="T5">Incrementa</text:span></text:p>
          <text:p text:style-name="P14"><text:span text:style-name="T5">controle</text:span></text:p>
        </draw:rect>
        <draw:line draw:style-name="gr5" draw:text-style-name="P15" draw:layer="layout" svg:x1="21.666cm" svg:y1="16.247cm" svg:x2="22.637cm" svg:y2="16.247cm">
          <text:p text:style-name="P1"/>
        </draw:line>
        <draw:line draw:style-name="gr5" draw:text-style-name="P15" draw:layer="layout" svg:x1="13.094cm" svg:y1="5.97cm" svg:x2="13.082cm" svg:y2="7.662cm">
          <text:p text:style-name="P1"/>
        </draw:lin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Laços de repetição - for</text:p>
          </draw:text-box>
        </draw:frame>
        <presentation:notes draw:style-name="dp2">
          <draw:page-thumbnail draw:style-name="gr1" draw:layer="layout" svg:width="12.767cm" svg:height="9.575cm" svg:x="4.245cm" svg:y="2.849cm" draw:page-number="1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lide-goianesia" presentation:presentation-page-layout-name="AL3T19">
        <office:forms form:automatic-focus="false" form:apply-design-mode="false"/>
        <draw:frame draw:style-name="gr22" draw:text-style-name="P21" draw:layer="layout" svg:width="26.458cm" svg:height="6.716cm" svg:x="0.984cm" svg:y="6.819cm">
          <draw:text-box>
            <text:p text:style-name="P1"><text:span text:style-name="T10">for( inicialização ; condição; incremento ){</text:span></text:p>
            <text:p text:style-name="P1"><text:span text:style-name="T10"><text:tab/></text:span><text:span text:style-name="T11">..executa enquanto condição for verdadeira</text:span></text:p>
            <text:p text:style-name="P1"><text:span text:style-name="T10">}</text:span></text:p>
            <text:p text:style-name="P1"><text:span text:style-name="T2"/></text:p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Laços de repetição - for</text:p>
          </draw:text-box>
        </draw:frame>
        <draw:rect draw:style-name="gr12" draw:text-style-name="P14" draw:layer="layout" svg:width="19.745cm" svg:height="1.715cm" svg:x="6.618cm" svg:y="18.818cm">
          <text:p text:style-name="P14">Ver código 05 do material de apoio</text:p>
        </draw:rect>
        <presentation:notes draw:style-name="dp2">
          <draw:page-thumbnail draw:style-name="gr1" draw:layer="layout" svg:width="12.767cm" svg:height="9.575cm" svg:x="4.245cm" svg:y="2.849cm" draw:page-number="1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while" draw:style-name="dp1" draw:master-page-name="slide-goianesia" presentation:presentation-page-layout-name="AL3T19">
        <office:forms form:automatic-focus="false" form:apply-design-mode="false"/>
        <draw:rect draw:style-name="gr3" draw:text-style-name="P14" draw:layer="layout" svg:width="1.97cm" svg:height="1.933cm" draw:transform="rotate (0.7853981633973) translate (11.646cm 10.293cm)">
          <text:p text:style-name="P1"/>
        </draw:rect>
        <draw:circle draw:style-name="gr4" draw:text-style-name="P15" draw:layer="layout" svg:width="0.911cm" svg:height="0.911cm" svg:x="12.466cm" svg:y="6.703cm">
          <text:p text:style-name="P1"/>
        </draw:circle>
        <draw:line draw:style-name="gr5" draw:text-style-name="P15" draw:layer="layout" svg:x1="12.993cm" svg:y1="7.938cm" svg:x2="12.993cm" svg:y2="8.673cm">
          <text:p text:style-name="P1"/>
        </draw:line>
        <draw:line draw:style-name="gr5" draw:text-style-name="P15" draw:layer="layout" svg:x1="14.581cm" svg:y1="14.287cm" svg:x2="19.256cm" svg:y2="14.287cm">
          <text:p text:style-name="P1"/>
        </draw:line>
        <draw:rect draw:style-name="gr8" draw:text-style-name="P23" draw:layer="layout" svg:width="2.293cm" svg:height="0.941cm" svg:x="19.345cm" svg:y="13.819cm">
          <text:p text:style-name="P14"><text:span text:style-name="T5">instrução</text:span></text:p>
        </draw:rect>
        <draw:line draw:style-name="gr9" draw:text-style-name="P15" draw:layer="layout" svg:x1="20.549cm" svg:y1="10.29cm" svg:x2="20.549cm" svg:y2="13.817cm">
          <text:p text:style-name="P1"/>
        </draw:line>
        <draw:g>
          <draw:circle draw:style-name="gr10" draw:text-style-name="P15" draw:layer="layout" svg:width="1.294cm" svg:height="1.294cm" svg:x="12.259cm" svg:y="16.903cm">
            <text:p text:style-name="P1"/>
          </draw:circle>
          <draw:circle draw:style-name="gr4" draw:text-style-name="P15" draw:layer="layout" svg:width="0.911cm" svg:height="0.911cm" svg:x="12.467cm" svg:y="17.08cm">
            <text:p text:style-name="P1"/>
          </draw:circle>
        </draw:g>
        <draw:line draw:style-name="gr5" draw:text-style-name="P15" draw:layer="layout" svg:x1="20.52cm" svg:y1="10.259cm" svg:x2="14.581cm" svg:y2="10.259cm">
          <text:p text:style-name="P1"/>
        </draw:line>
        <draw:rect draw:style-name="gr3" draw:text-style-name="P14" draw:layer="layout" svg:width="1.97cm" svg:height="1.933cm" draw:transform="rotate (0.7853981633973) translate (11.586cm 14.32cm)">
          <text:p text:style-name="P1"/>
        </draw:rect>
        <draw:line draw:style-name="gr5" draw:text-style-name="P15" draw:layer="layout" svg:x1="12.995cm" svg:y1="11.848cm" svg:x2="12.995cm" svg:y2="12.877cm">
          <text:p text:style-name="P1"/>
        </draw:line>
        <draw:line draw:style-name="gr5" draw:text-style-name="P15" draw:layer="layout" svg:x1="12.935cm" svg:y1="15.758cm" svg:x2="12.935cm" svg:y2="16.846cm">
          <text:p text:style-name="P1"/>
        </draw:line>
        <draw:rect draw:style-name="gr23" draw:text-style-name="P23" draw:layer="layout" svg:width="3.645cm" svg:height="1.355cm" svg:x="14.846cm" svg:y="12.818cm">
          <text:p text:style-name="P1"><text:span text:style-name="T5">Condição </text:span></text:p>
          <text:p text:style-name="P1"><text:span text:style-name="T5">verdadeira</text:span></text:p>
        </draw:rect>
        <draw:rect draw:style-name="gr23" draw:text-style-name="P23" draw:layer="layout" svg:width="3.645cm" svg:height="1.355cm" svg:x="8.733cm" svg:y="15.553cm">
          <text:p text:style-name="P1"><text:span text:style-name="T5">Condição </text:span></text:p>
          <text:p text:style-name="P14"><text:span text:style-name="T5">falsa</text:span></text:p>
        </draw:rect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aços de repetição - while</text:p>
          </draw:text-box>
        </draw:frame>
        <presentation:notes draw:style-name="dp2">
          <draw:page-thumbnail draw:style-name="gr1" draw:layer="layout" svg:width="12.767cm" svg:height="9.575cm" svg:x="4.245cm" svg:y="2.849cm" draw:page-number="1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lide-goianesia" presentation:presentation-page-layout-name="AL3T19">
        <office:forms form:automatic-focus="false" form:apply-design-mode="false"/>
        <draw:frame draw:style-name="gr22" draw:text-style-name="P21" draw:layer="layout" svg:width="26.458cm" svg:height="6.716cm" svg:x="0.984cm" svg:y="6.819cm">
          <draw:text-box>
            <text:p text:style-name="P1"><text:span text:style-name="T10">while( condição ){</text:span></text:p>
            <text:p text:style-name="P1"><text:span text:style-name="T10"><text:tab/></text:span><text:span text:style-name="T11">..executa enquanto condição for verdadeira</text:span></text:p>
            <text:p text:style-name="P1"><text:span text:style-name="T10">}</text:span></text:p>
            <text:p text:style-name="P1"><text:span text:style-name="T2"/></text:p>
          </draw:text-box>
        </draw:fram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aços de repetição - while</text:p>
          </draw:text-box>
        </draw:frame>
        <draw:rect draw:style-name="gr12" draw:text-style-name="P14" draw:layer="layout" svg:width="19.745cm" svg:height="1.715cm" svg:x="6.618cm" svg:y="18.818cm">
          <text:p text:style-name="P14">Ver código 06 do material de apoio</text:p>
        </draw:rect>
        <presentation:notes draw:style-name="dp2">
          <draw:page-thumbnail draw:style-name="gr1" draw:layer="layout" svg:width="12.767cm" svg:height="9.575cm" svg:x="4.245cm" svg:y="2.849cm" draw:page-number="1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do while" draw:style-name="dp1" draw:master-page-name="slide-goianesia" presentation:presentation-page-layout-name="AL3T19">
        <office:forms form:automatic-focus="false" form:apply-design-mode="false"/>
        <draw:rect draw:style-name="gr3" draw:text-style-name="P14" draw:layer="layout" svg:width="1.97cm" svg:height="1.933cm" draw:transform="rotate (0.7853981633973) translate (11.557cm 9.1cm)">
          <text:p text:style-name="P1"/>
        </draw:rect>
        <draw:circle draw:style-name="gr4" draw:text-style-name="P15" draw:layer="layout" svg:width="0.911cm" svg:height="0.911cm" svg:x="12.524cm" svg:y="5.404cm">
          <text:p text:style-name="P1"/>
        </draw:circle>
        <draw:line draw:style-name="gr5" draw:text-style-name="P15" draw:layer="layout" svg:x1="12.934cm" svg:y1="6.421cm" svg:x2="12.934cm" svg:y2="7.509cm">
          <text:p text:style-name="P1"/>
        </draw:line>
        <draw:line draw:style-name="gr9" draw:text-style-name="P15" draw:layer="layout" svg:x1="14.581cm" svg:y1="15.387cm" svg:x2="20.608cm" svg:y2="15.387cm">
          <text:p text:style-name="P1"/>
        </draw:line>
        <draw:rect draw:style-name="gr8" draw:text-style-name="P23" draw:layer="layout" svg:width="2.293cm" svg:height="0.941cm" svg:x="11.877cm" svg:y="11.539cm">
          <text:p text:style-name="P14"><text:span text:style-name="T5">instrução</text:span></text:p>
        </draw:rect>
        <draw:line draw:style-name="gr9" draw:text-style-name="P15" draw:layer="layout" svg:x1="20.549cm" svg:y1="9.067cm" svg:x2="20.549cm" svg:y2="15.417cm">
          <text:p text:style-name="P1"/>
        </draw:line>
        <draw:g>
          <draw:circle draw:style-name="gr10" draw:text-style-name="P15" draw:layer="layout" svg:width="1.294cm" svg:height="1.294cm" svg:x="12.259cm" svg:y="18.003cm">
            <text:p text:style-name="P1"/>
          </draw:circle>
          <draw:circle draw:style-name="gr4" draw:text-style-name="P15" draw:layer="layout" svg:width="0.911cm" svg:height="0.911cm" svg:x="12.467cm" svg:y="18.18cm">
            <text:p text:style-name="P1"/>
          </draw:circle>
        </draw:g>
        <draw:line draw:style-name="gr5" draw:text-style-name="P15" draw:layer="layout" svg:x1="20.461cm" svg:y1="9.066cm" svg:x2="14.522cm" svg:y2="9.066cm">
          <text:p text:style-name="P1"/>
        </draw:line>
        <draw:rect draw:style-name="gr3" draw:text-style-name="P14" draw:layer="layout" svg:width="1.97cm" svg:height="1.933cm" draw:transform="rotate (0.7853981633973) translate (11.586cm 15.42cm)">
          <text:p text:style-name="P1"/>
        </draw:rect>
        <draw:line draw:style-name="gr5" draw:text-style-name="P15" draw:layer="layout" svg:x1="12.995cm" svg:y1="12.801cm" svg:x2="12.995cm" svg:y2="13.977cm">
          <text:p text:style-name="P1"/>
        </draw:line>
        <draw:line draw:style-name="gr5" draw:text-style-name="P15" draw:layer="layout" svg:x1="12.935cm" svg:y1="16.858cm" svg:x2="12.935cm" svg:y2="17.946cm">
          <text:p text:style-name="P1"/>
        </draw:line>
        <draw:rect draw:style-name="gr23" draw:text-style-name="P23" draw:layer="layout" svg:width="3.645cm" svg:height="1.355cm" svg:x="14.846cm" svg:y="13.918cm">
          <text:p text:style-name="P1"><text:span text:style-name="T5">Condição </text:span></text:p>
          <text:p text:style-name="P1"><text:span text:style-name="T5">verdadeira</text:span></text:p>
        </draw:rect>
        <draw:rect draw:style-name="gr23" draw:text-style-name="P23" draw:layer="layout" svg:width="3.645cm" svg:height="1.355cm" svg:x="8.733cm" svg:y="16.653cm">
          <text:p text:style-name="P14"><text:span text:style-name="T5">Condição </text:span></text:p>
          <text:p text:style-name="P14"><text:span text:style-name="T5">falsa</text:span></text:p>
        </draw:rect>
        <draw:line draw:style-name="gr5" draw:text-style-name="P15" draw:layer="layout" svg:x1="12.906cm" svg:y1="10.478cm" svg:x2="12.906cm" svg:y2="11.272cm">
          <text:p text:style-name="P1"/>
        </draw:lin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aços de repetição - <text:line-break/>do ... while</text:p>
          </draw:text-box>
        </draw:frame>
        <presentation:notes draw:style-name="dp2">
          <draw:page-thumbnail draw:style-name="gr1" draw:layer="layout" svg:width="12.767cm" svg:height="9.575cm" svg:x="4.245cm" svg:y="2.849cm" draw:page-number="19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lide-goianesia" presentation:presentation-page-layout-name="AL3T19">
        <office:forms form:automatic-focus="false" form:apply-design-mode="false"/>
        <draw:frame draw:style-name="gr22" draw:text-style-name="P21" draw:layer="layout" svg:width="26.458cm" svg:height="6.716cm" svg:x="0.984cm" svg:y="6.819cm">
          <draw:text-box>
            <text:p text:style-name="P1"><text:span text:style-name="T10">do{</text:span></text:p>
            <text:p text:style-name="P1"><text:span text:style-name="T10"><text:tab/></text:span><text:span text:style-name="T11">..executa enquanto condição for verdadeira</text:span></text:p>
            <text:p text:style-name="P1"><text:span text:style-name="T10">}while( condição );</text:span></text:p>
            <text:p text:style-name="P1"><text:span text:style-name="T2"/></text:p>
          </draw:text-box>
        </draw:frame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aços de repetição - <text:line-break/>do ... while</text:p>
          </draw:text-box>
        </draw:frame>
        <draw:rect draw:style-name="gr12" draw:text-style-name="P14" draw:layer="layout" svg:width="19.745cm" svg:height="1.715cm" svg:x="6.618cm" svg:y="18.818cm">
          <text:p text:style-name="P14">Ver código 07 do material de apoio</text:p>
        </draw:rect>
        <presentation:notes draw:style-name="dp2">
          <draw:page-thumbnail draw:style-name="gr1" draw:layer="layout" svg:width="12.767cm" svg:height="9.575cm" svg:x="4.245cm" svg:y="2.849cm" draw:page-number="20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break..continue" draw:style-name="dp1" draw:master-page-name="slide-goianesia" presentation:presentation-page-layout-name="AL2T1">
        <office:forms form:automatic-focus="false" form:apply-design-mode="false"/>
        <draw:frame presentation:style-name="pr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6"><text:span text:style-name="T13">continue: </text:span><text:span text:style-name="T14">quando executado em um </text:span><text:span text:style-name="T15">while, for ou do...while</text:span><text:span text:style-name="T14"> pula as instruções restantes no corpo do loop e prossegue com a próxima iteração do loop.</text:span></text:p>
              </text:list-item>
            </text:list>
            <text:list text:style-name="L2">
              <text:list-item>
                <text:p text:style-name="P6"><text:span text:style-name="T14">Utilizando continue modifique o código da classe ExemploFor para não imprimir a linha 3.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Laços de repetição - continue</text:p>
          </draw:text-box>
        </draw:frame>
        <presentation:notes draw:style-name="dp2">
          <draw:page-thumbnail draw:style-name="gr1" draw:layer="layout" svg:width="12.767cm" svg:height="9.575cm" svg:x="4.245cm" svg:y="2.849cm" draw:page-number="21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tiposPrim" draw:style-name="dp1" draw:master-page-name="slide-goianesia" presentation:presentation-page-layout-name="AL2T1">
        <office:forms form:automatic-focus="false" form:apply-design-mode="false"/>
        <draw:frame draw:style-name="gr24" draw:layer="layout" svg:width="9.032cm" svg:height="2.258cm" svg:x="9.623cm" svg:y="9.4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Tipos Primitivo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6">Inteiros </text:p>
              </text:list-item>
            </text:list>
            <text:list text:style-name="L2">
              <text:list-item>
                <text:p text:style-name="P6">Ponto Flutuante</text:p>
              </text:list-item>
            </text:list>
            <text:list text:style-name="L2">
              <text:list-item>
                <text:p text:style-name="P6">Caracter</text:p>
              </text:list-item>
            </text:list>
            <text:list text:style-name="L2">
              <text:list-item>
                <text:p text:style-name="P6">booleano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lide-goianesia" presentation:presentation-page-layout-name="AL2T1">
        <office:forms form:automatic-focus="false" form:apply-design-mode="false"/>
        <draw:frame draw:style-name="gr24" draw:layer="layout" svg:width="9.032cm" svg:height="2.258cm" svg:x="9.623cm" svg:y="9.4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ipos Primitivos</text:p>
          </draw:text-box>
        </draw:frame>
        <draw:frame presentation:style-name="pr4" draw:text-style-name="P11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Inteiros</text:p>
              </text:list-item>
            </text:list>
            <text:list text:style-name="L2">
              <text:list-item>
                <text:list>
                  <text:list-item>
                    <text:p text:style-name="P10">by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h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l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lide-goianesia" presentation:presentation-page-layout-name="AL2T1">
        <office:forms form:automatic-focus="false" form:apply-design-mode="false"/>
        <draw:frame draw:style-name="gr24" draw:layer="layout" svg:width="9.032cm" svg:height="2.258cm" svg:x="9.623cm" svg:y="9.4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ipos Primitivos</text:p>
          </draw:text-box>
        </draw:frame>
        <draw:frame draw:style-name="gr24" draw:layer="layout" svg:width="23.625cm" svg:height="11.712cm" svg:x="3.294cm" svg:y="5.81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767cm" svg:height="9.575cm" svg:x="4.245cm" svg:y="2.849cm" draw:page-number="2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lide-goianesia" presentation:presentation-page-layout-name="AL2T1">
        <office:forms form:automatic-focus="false" form:apply-design-mode="false"/>
        <draw:frame draw:style-name="gr24" draw:layer="layout" svg:width="9.032cm" svg:height="2.258cm" svg:x="9.623cm" svg:y="9.45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" draw:text-style-name="P1" draw:layer="layout" svg:width="23.91cm" svg:height="3.507cm" svg:x="2.057cm" svg:y="1.743cm" presentation:class="title" presentation:user-transformed="true">
          <draw:text-box>
            <text:p text:style-name="P1">Tipos Primitivos</text:p>
          </draw:text-box>
        </draw:frame>
        <draw:frame presentation:style-name="pr4" draw:text-style-name="P11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6">Ponto Flutuante</text:p>
              </text:list-item>
            </text:list>
            <text:list text:style-name="L2">
              <text:list-item>
                <text:list>
                  <text:list-item>
                    <text:p text:style-name="P10">flo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ou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lide-goianesia" presentation:presentation-page-layout-name="AL3T19">
        <office:forms form:automatic-focus="false" form:apply-design-mode="false"/>
        <draw:frame draw:style-name="gr24" draw:layer="layout" svg:width="9.032cm" svg:height="2.258cm" svg:x="9.623cm" svg:y="9.4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4" draw:layer="layout" svg:width="25.645cm" svg:height="10.143cm" svg:x="0.778cm" svg:y="6.3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Tipos Primitivos</text:p>
          </draw:text-box>
        </draw:frame>
        <presentation:notes draw:style-name="dp2">
          <draw:page-thumbnail draw:style-name="gr1" draw:layer="layout" svg:width="12.767cm" svg:height="9.575cm" svg:x="4.245cm" svg:y="2.849cm" draw:page-number="2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tiposPrim1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Tipos Primitivos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6">char</text:p>
              </text:list-item>
            </text:list>
            <text:list text:style-name="L2">
              <text:list-item>
                <text:list>
                  <text:list-item>
                    <text:p text:style-name="P10">\u0000 a \uFFFF ou 0 a 65535</text:p>
                  </text:list-item>
                </text:list>
              </text:list-item>
            </text:list>
            <text:list text:style-name="L2">
              <text:list-item>
                <text:p text:style-name="P6">boolean</text:p>
              </text:list-item>
            </text:list>
            <text:list text:style-name="L2">
              <text:list-item>
                <text:list>
                  <text:list-item>
                    <text:p text:style-name="P10">true ou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lide-goianesia" presentation:presentation-page-layout-name="AL3T19">
        <office:forms form:automatic-focus="false" form:apply-design-mode="false"/>
        <draw:g>
          <draw:g>
            <draw:path draw:style-name="gr25" draw:text-style-name="P25" draw:layer="layout" svg:width="2.941cm" svg:height="2.414cm" svg:x="5.98cm" svg:y="11.289cm" svg:viewBox="0 0 2942 2415" svg:d="m343 0c-172 0-343 200-343 402 0 0 0 0 0 1610 0 202 171 403 343 403 0 0 0 0 2255 0 172 0 344-201 344-403 0 0 0 0 0-1610 0-202-172-402-344-402 0 0 0 0-2255 0z">
              <text:p text:style-name="P1"/>
            </draw:path>
            <draw:frame draw:style-name="gr26" draw:text-style-name="P26" draw:layer="layout" svg:width="2.741cm" svg:height="2.18cm" svg:x="6.08cm" svg:y="11.406cm">
              <draw:text-box>
                <text:p text:style-name="P14"><text:span text:style-name="T17">short</text:span></text:p>
              </draw:text-box>
            </draw:frame>
          </draw:g>
          <draw:g>
            <draw:path draw:style-name="gr25" draw:text-style-name="P25" draw:layer="layout" svg:width="2.508cm" svg:height="2.244cm" svg:x="1.697cm" svg:y="11.29cm" svg:viewBox="0 0 2509 2245" svg:d="m292 0c-146 0-292 186-292 374 0 0 0 0 0 1497 0 187 146 374 292 374 0 0 0 0 1924 0 146 0 293-187 293-374 0 0 0 0 0-1497 0-188-147-374-293-374 0 0 0 0-1924 0z">
              <text:p text:style-name="P1"/>
            </draw:path>
            <draw:frame draw:style-name="gr26" draw:text-style-name="P26" draw:layer="layout" svg:width="2.338cm" svg:height="2.026cm" svg:x="1.782cm" svg:y="11.399cm">
              <draw:text-box>
                <text:p text:style-name="P14"><text:span text:style-name="T17">byte</text:span></text:p>
              </draw:text-box>
            </draw:frame>
          </draw:g>
          <draw:g>
            <draw:path draw:style-name="gr25" draw:text-style-name="P25" draw:layer="layout" svg:width="2.248cm" svg:height="2.515cm" svg:x="10.811cm" svg:y="11.29cm" svg:viewBox="0 0 2249 2516" svg:d="m262 0c-131 0-262 209-262 418 0 0 0 0 0 1679 0 209 131 419 262 419 0 0 0 0 1725 0 131 0 262-210 262-419 0 0 0 0 0-1679 0-209-131-418-262-418 0 0 0 0-1725 0z">
              <text:p text:style-name="P1"/>
            </draw:path>
            <draw:frame draw:style-name="gr26" draw:text-style-name="P26" draw:layer="layout" svg:width="2.095cm" svg:height="2.271cm" svg:x="10.888cm" svg:y="11.412cm">
              <draw:text-box>
                <text:p text:style-name="P14"><text:span text:style-name="T17">int</text:span></text:p>
              </draw:text-box>
            </draw:frame>
          </draw:g>
          <draw:g>
            <draw:path draw:style-name="gr25" draw:text-style-name="P25" draw:layer="layout" svg:width="2.528cm" svg:height="2.515cm" svg:x="14.941cm" svg:y="11.29cm" svg:viewBox="0 0 2529 2516" svg:d="m295 0c-148 0-295 209-295 419 0 0 0 0 0 1677 0 210 147 420 295 420 0 0 0 0 1938 0 148 0 296-210 296-420 0 0 0 0 0-1677 0-210-148-419-296-419 0 0 0 0-1938 0z">
              <text:p text:style-name="P1"/>
            </draw:path>
            <draw:frame draw:style-name="gr26" draw:text-style-name="P26" draw:layer="layout" svg:width="2.356cm" svg:height="2.271cm" svg:x="15.027cm" svg:y="11.412cm">
              <draw:text-box>
                <text:p text:style-name="P14"><text:span text:style-name="T17">long</text:span></text:p>
              </draw:text-box>
            </draw:frame>
          </draw:g>
          <draw:g>
            <draw:path draw:style-name="gr25" draw:text-style-name="P25" draw:layer="layout" svg:width="2.668cm" svg:height="2.181cm" svg:x="6.015cm" svg:y="6.841cm" svg:viewBox="0 0 2669 2182" svg:d="m311 0c-156 0-311 181-311 363 0 0 0 0 0 1455 0 182 155 364 311 364 0 0 0 0 2046 0 156 0 312-182 312-364 0 0 0 0 0-1455 0-182-156-363-312-363 0 0 0 0-2046 0z">
              <text:p text:style-name="P1"/>
            </draw:path>
            <draw:frame draw:style-name="gr26" draw:text-style-name="P26" draw:layer="layout" svg:width="2.486cm" svg:height="1.969cm" svg:x="6.106cm" svg:y="6.947cm">
              <draw:text-box>
                <text:p text:style-name="P14"><text:span text:style-name="T17">char</text:span></text:p>
              </draw:text-box>
            </draw:frame>
          </draw:g>
          <draw:line draw:style-name="gr27" draw:text-style-name="P15" draw:layer="layout" svg:x1="4.21cm" svg:y1="12.559cm" svg:x2="6.004cm" svg:y2="12.559cm">
            <text:p text:style-name="P1"/>
          </draw:line>
          <draw:line draw:style-name="gr27" draw:text-style-name="P15" draw:layer="layout" svg:x1="9.107cm" svg:y1="12.559cm" svg:x2="10.787cm" svg:y2="12.559cm">
            <text:p text:style-name="P1"/>
          </draw:line>
          <draw:line draw:style-name="gr27" draw:text-style-name="P15" draw:layer="layout" svg:x1="13.186cm" svg:y1="12.559cm" svg:x2="15.095cm" svg:y2="12.559cm">
            <text:p text:style-name="P1"/>
          </draw:line>
          <draw:line draw:style-name="gr27" draw:text-style-name="P15" draw:layer="layout" svg:x1="8.904cm" svg:y1="7.835cm" svg:x2="12.114cm" svg:y2="11.124cm">
            <text:p text:style-name="P1"/>
          </draw:line>
          <draw:g>
            <draw:path draw:style-name="gr28" draw:text-style-name="P26" draw:layer="layout" svg:width="2.934cm" svg:height="2.382cm" svg:x="18.944cm" svg:y="11.389cm" svg:viewBox="0 0 2935 2383" svg:d="m342 0c-171 0-342 197-342 397 0 0 0 0 0 1588 0 200 171 398 342 398 0 0 0 0 2251 0 170 0 342-198 342-398 0 0 0 0 0-1588 0-200-172-397-342-397 0 0 0 0-2251 0z">
              <text:p text:style-name="P1"/>
            </draw:path>
            <draw:frame draw:style-name="gr29" draw:text-style-name="P26" draw:layer="layout" svg:width="2.735cm" svg:height="2.15cm" svg:x="19.043cm" svg:y="11.505cm">
              <draw:text-box>
                <text:p text:style-name="P14"><text:span text:style-name="T17">float</text:span></text:p>
              </draw:text-box>
            </draw:frame>
          </draw:g>
          <draw:g>
            <draw:path draw:style-name="gr28" draw:text-style-name="P26" draw:layer="layout" svg:width="3.81cm" svg:height="2.336cm" svg:x="23.36cm" svg:y="11.424cm" svg:viewBox="0 0 3811 2337" svg:d="m444 0c-222 0-444 194-444 389 0 0 0 0 0 1559 0 195 222 389 444 389 0 0 0 0 2922 0 222 0 445-194 445-389 0 0 0 0 0-1559 0-195-223-389-445-389 0 0 0 0-2922 0z">
              <text:p text:style-name="P1"/>
            </draw:path>
            <draw:frame draw:style-name="gr29" draw:text-style-name="P26" draw:layer="layout" svg:width="3.55cm" svg:height="2.405cm" svg:x="23.49cm" svg:y="11.537cm">
              <draw:text-box>
                <text:p text:style-name="P14"><text:span text:style-name="T17">double</text:span></text:p>
              </draw:text-box>
            </draw:frame>
          </draw:g>
          <draw:g>
            <draw:path draw:style-name="gr28" draw:text-style-name="P26" draw:layer="layout" svg:width="10.046cm" svg:height="1.328cm" svg:x="1.452cm" svg:y="16.48cm" svg:viewBox="0 0 10047 1329" svg:d="m329 0c-164 0-329 110-329 221 0 0 0 0 0 887 0 110 165 221 329 221 0 0 0 0 9389 0 164 0 329-111 329-221 0 0 0 0 0-887 0-111-165-221-329-221 0 0 0 0-9389 0z">
              <text:p text:style-name="P1"/>
            </draw:path>
            <draw:frame draw:style-name="gr29" draw:text-style-name="P26" draw:layer="layout" svg:width="9.855cm" svg:height="1.299cm" svg:x="1.548cm" svg:y="16.544cm">
              <draw:text-box>
                <text:p text:style-name="P8"><text:span text:style-name="T17">Ponto flutuante</text:span></text:p>
              </draw:text-box>
            </draw:frame>
          </draw:g>
          <draw:g>
            <draw:path draw:style-name="gr30" draw:text-style-name="P26" draw:layer="layout" svg:width="10.011cm" svg:height="1.262cm" svg:x="1.453cm" svg:y="18.244cm" svg:viewBox="0 0 10012 1263" svg:d="m328 0c-164 0-328 105-328 210 0 0 0 0 0 842 0 105 164 211 328 211 0 0 0 0 9356 0 164 0 328-106 328-211 0 0 0 0 0-842 0-105-164-210-328-210 0 0 0 0-9356 0z">
              <text:p text:style-name="P1"/>
            </draw:path>
            <draw:frame draw:style-name="gr31" draw:text-style-name="P26" draw:layer="layout" svg:width="9.82cm" svg:height="1.234cm" svg:x="1.549cm" svg:y="18.305cm">
              <draw:text-box>
                <text:p text:style-name="P8"><text:span text:style-name="T17">inteiro</text:span></text:p>
              </draw:text-box>
            </draw:frame>
          </draw:g>
          <draw:line draw:style-name="gr27" draw:text-style-name="P15" draw:layer="layout" svg:x1="17.461cm" svg:y1="12.559cm" svg:x2="19.03cm" svg:y2="12.559cm">
            <text:p text:style-name="P1"/>
          </draw:line>
          <draw:line draw:style-name="gr27" draw:text-style-name="P15" draw:layer="layout" svg:x1="21.94cm" svg:y1="12.559cm" svg:x2="23.509cm" svg:y2="12.559cm">
            <text:p text:style-name="P1"/>
          </draw:line>
        </draw:g>
        <draw:frame presentation:style-name="pr1" draw:text-style-name="P1" draw:layer="layout" svg:width="23.91cm" svg:height="3.507cm" svg:x="2.057cm" svg:y="1.743cm" presentation:class="title">
          <draw:text-box>
            <text:p text:style-name="P1">Tipos Primitivos - <text:line-break/>Conversões automáticas...</text:p>
          </draw:text-box>
        </draw:frame>
        <presentation:notes draw:style-name="dp2">
          <draw:page-thumbnail draw:style-name="gr1" draw:layer="layout" svg:width="12.767cm" svg:height="9.575cm" svg:x="4.245cm" svg:y="2.849cm" draw:page-number="2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Tipos wrapper</text:p>
          </draw:text-box>
        </draw:frame>
        <draw:frame presentation:style-name="pr4" draw:text-style-name="P6" draw:layer="layout" svg:width="23.91cm" svg:height="15.269cm" svg:x="2.057cm" svg:y="5.838cm" presentation:class="outline">
          <draw:text-box>
            <text:list text:style-name="L2">
              <text:list-item>
                <text:p text:style-name="P6">Pacote java.lang</text:p>
              </text:list-item>
            </text:list>
            <text:list text:style-name="L2">
              <text:list-item>
                <text:p text:style-name="P6">Classes que representam tipos primitivos:</text:p>
              </text:list-item>
            </text:list>
            <text:list text:style-name="L2">
              <text:list-item>
                <text:list>
                  <text:list-item>
                    <text:p text:style-name="P10">Byte (byt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hort (shor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haracter (cha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nteger (in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Long (lo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loat (floa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ouble (dou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olean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29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Tipos wrapper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6">Possui métodos para conversões para e a partir de strings</text:p>
              </text:list-item>
            </text:list>
            <text:list text:style-name="L2">
              <text:list-item>
                <text:p text:style-name="P6">Forma de tratar tipos primitivos como objetos</text:p>
              </text:list-item>
            </text:list>
            <text:list text:style-name="L2">
              <text:list-item>
                <text:list>
                  <text:list-item>
                    <text:p text:style-name="P10">Armazenar em coleçõ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eção de app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30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Autoboxing e unboxing</text:p>
          </draw:text-box>
        </draw:frame>
        <draw:frame presentation:style-name="pr4" draw:text-style-name="P6" draw:layer="layout" svg:width="23.91cm" svg:height="13.23cm" svg:x="2.057cm" svg:y="5.838cm" presentation:class="outline">
          <draw:text-box>
            <text:list text:style-name="L2">
              <text:list-item>
                <text:p text:style-name="P6">Disponível a partir do java 5</text:p>
              </text:list-item>
            </text:list>
            <text:list text:style-name="L2">
              <text:list-item>
                <text:p text:style-name="P6">Conversão automática de tipos primitivos em tipos wrapper</text:p>
              </text:list-item>
            </text:list>
            <text:list text:style-name="L2">
              <text:list-item>
                <text:p text:style-name="P6">Exemplo: Integer numero = 5;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3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uvidas" draw:style-name="dp1" draw:master-page-name="slide-goianesia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Duvidas??</text:p>
          </draw:text-box>
        </draw:frame>
        <presentation:notes draw:style-name="dp2">
          <draw:page-thumbnail draw:style-name="gr1" draw:layer="layout" svg:width="12.767cm" svg:height="9.575cm" svg:x="4.245cm" svg:y="2.849cm" draw:page-number="32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desafio" draw:style-name="dp1" draw:master-page-name="slide-goianesia" presentation:presentation-page-layout-name="AL3T19">
        <office:forms form:automatic-focus="false" form:apply-design-mode="false"/>
        <draw:frame presentation:style-name="pr4" draw:text-style-name="P18" draw:layer="layout" svg:width="23.91cm" svg:height="13.367cm" svg:x="2.057cm" svg:y="5.838cm" presentation:class="outline" presentation:user-transformed="true">
          <draw:text-box>
            <text:list text:style-name="L2">
              <text:list-item>
                <text:p text:style-name="P18"/>
              </text:list-item>
            </text:list>
            <text:list text:style-name="L2">
              <text:list-item>
                <text:p text:style-name="P18"><text:span text:style-name="T18">Qual o valor de x e de y após a execução do código:</text:span></text:p>
              </text:list-item>
            </text:list>
            <text:list text:style-name="L3">
              <text:list-item>
                <text:p text:style-name="P27"><text:span text:style-name="T19">int y = 9, x = 2;</text:span></text:p>
              </text:list-item>
            </text:list>
            <text:list text:style-name="L3">
              <text:list-item>
                <text:p text:style-name="P27"><text:span text:style-name="T19">y = ++x – y++/x;</text:span></text:p>
              </text:list-item>
            </text:list>
            <text:list text:style-name="L3">
              <text:list-item>
                <text:p text:style-name="P27"><text:span text:style-name="T19">x *= y – 1;</text:span></text:p>
              </text:list-item>
            </text:list>
            <text:list text:style-name="L2">
              <text:list-item>
                <text:p text:style-name="P18"><text:span text:style-name="T20"/></text:p>
              </text:list-item>
            </text:list>
            <text:list text:style-name="L2">
              <text:list-item>
                <text:p text:style-name="P18"><text:span text:style-name="T18">Qual o valor de i, j e k após a execução do loop for :</text:span></text:p>
              </text:list-item>
            </text:list>
            <text:list text:style-name="L4">
              <text:list-item>
                <text:p text:style-name="P28"><text:span text:style-name="T7"/></text:p>
              </text:list-item>
            </text:list>
            <text:list text:style-name="L4">
              <text:list-item>
                <text:p text:style-name="P28"><text:span text:style-name="T21">for(int i = 0, j = 1, k = 1; j &lt; 5; k = i * j, i++, j++)</text:span></text:p>
              </text:list-item>
            </text:list>
            <text:list text:style-name="L4">
              <text:list-item>
                <text:p text:style-name="P28"><text:span text:style-name="T22"/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Desafios:</text:p>
          </draw:text-box>
        </draw:frame>
        <presentation:notes draw:style-name="dp2">
          <draw:page-thumbnail draw:style-name="gr1" draw:layer="layout" svg:width="12.767cm" svg:height="9.575cm" svg:x="4.245cm" svg:y="2.849cm" draw:page-number="33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exercicios" draw:style-name="dp1" draw:master-page-name="slide-goianesia" presentation:presentation-page-layout-name="AL3T19">
        <office:forms form:automatic-focus="false" form:apply-design-mode="false"/>
        <draw:frame presentation:style-name="pr2" draw:text-style-name="P29" draw:layer="layout" svg:width="23.91cm" svg:height="15.297cm" svg:x="2.057cm" svg:y="5.305cm">
          <draw:text-box>
            <text:p text:style-name="P7"><text:span text:style-name="T23">Escreva um método que receba dois parâmetros do tipo int, um para a altura e outro para a largura e imprima um retângulo com estes dados:</text:span></text:p>
            <text:p text:style-name="P7"><text:span text:style-name="T4"/></text:p>
            <text:p text:style-name="P7"><text:span text:style-name="T4">***************</text:span></text:p>
            <text:p text:style-name="P7"><text:span text:style-name="T4">***************</text:span></text:p>
            <text:p text:style-name="P7"><text:span text:style-name="T4">***************</text:span></text:p>
            <text:p text:style-name="P7"><text:span text:style-name="T4">***************</text:span></text:p>
            <text:p text:style-name="P7"><text:span text:style-name="T4">***************</text:span></text:p>
            <text:p text:style-name="P7"><text:span text:style-name="T4">***************</text:span></text:p>
            <text:p text:style-name="P7"><text:span text:style-name="T4"/></text:p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presentation:notes draw:style-name="dp2">
          <draw:page-thumbnail draw:style-name="gr1" draw:layer="layout" svg:width="12.767cm" svg:height="9.575cm" svg:x="4.245cm" svg:y="2.849cm" draw:page-number="34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lide-goianesia" presentation:presentation-page-layout-name="AL2T1">
        <office:forms form:automatic-focus="false" form:apply-design-mode="false"/>
        <draw:frame presentation:style-name="pr5" draw:text-style-name="P11" draw:layer="layout" svg:width="23.91cm" svg:height="14.979cm" svg:x="2.057cm" svg:y="5.838cm" presentation:class="outline" presentation:user-transformed="true">
          <draw:text-box>
            <text:list text:style-name="L2">
              <text:list-item>
                <text:p text:style-name="P30"><text:span text:style-name="T23">Escreva um método que faça o triângulo abaixo:</text:span></text:p>
              </text:list-item>
            </text:list>
            <text:list text:style-name="L2">
              <text:list-item>
                <text:p text:style-name="P30"><text:span text:style-name="T4">*</text:span></text:p>
              </text:list-item>
            </text:list>
            <text:list text:style-name="L2">
              <text:list-item>
                <text:p text:style-name="P30"><text:span text:style-name="T4">**</text:span></text:p>
              </text:list-item>
            </text:list>
            <text:list text:style-name="L2">
              <text:list-item>
                <text:p text:style-name="P30"><text:span text:style-name="T4">***</text:span></text:p>
              </text:list-item>
            </text:list>
            <text:list text:style-name="L2">
              <text:list-item>
                <text:p text:style-name="P30"><text:span text:style-name="T4">****</text:span></text:p>
              </text:list-item>
            </text:list>
            <text:list text:style-name="L2">
              <text:list-item>
                <text:p text:style-name="P30"><text:span text:style-name="T4">*****</text:span></text:p>
              </text:list-item>
            </text:list>
            <text:list text:style-name="L2">
              <text:list-item>
                <text:p text:style-name="P30"><text:span text:style-name="T4">******</text:span></text:p>
              </text:list-item>
            </text:list>
            <text:list text:style-name="L2">
              <text:list-item>
                <text:p text:style-name="P30"><text:span text:style-name="T4">*******</text:span></text:p>
              </text:list-item>
            </text:list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presentation:notes draw:style-name="dp2">
          <draw:page-thumbnail draw:style-name="gr1" draw:layer="layout" svg:width="12.767cm" svg:height="9.575cm" svg:x="4.245cm" svg:y="2.849cm" draw:page-number="35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lide-goianesia" presentation:presentation-page-layout-name="AL3T19">
        <office:forms form:automatic-focus="false" form:apply-design-mode="false"/>
        <draw:frame presentation:style-name="pr2" draw:text-style-name="P29" draw:layer="layout" svg:width="23.91cm" svg:height="14.057cm" svg:x="2.057cm" svg:y="5.424cm">
          <draw:text-box>
            <text:p text:style-name="P7"><text:span text:style-name="T23">Escreva um método que faça a reta abaixo:</text:span></text:p>
            <text:p text:style-name="P7"><text:span text:style-name="T4"/></text:p>
            <text:p text:style-name="P7"><text:span text:style-name="T4">*</text:span></text:p>
            <text:p text:style-name="P7"><text:span text:style-name="T4"><text:s/></text:span><text:span text:style-name="T4">*</text:span></text:p>
            <text:p text:style-name="P7"><text:span text:style-name="T4"><text:s text:c="2"/></text:span><text:span text:style-name="T4">*</text:span></text:p>
            <text:p text:style-name="P7"><text:span text:style-name="T4"><text:s text:c="3"/></text:span><text:span text:style-name="T4">*</text:span></text:p>
            <text:p text:style-name="P7"><text:span text:style-name="T4"><text:s text:c="4"/></text:span><text:span text:style-name="T4">*</text:span></text:p>
            <text:p text:style-name="P7"><text:span text:style-name="T4"><text:s text:c="5"/></text:span><text:span text:style-name="T4">*</text:span></text:p>
            <text:p text:style-name="P7"><text:span text:style-name="T4"><text:s text:c="6"/></text:span><text:span text:style-name="T4">*</text:span></text:p>
            <text:p text:style-name="P7"><text:span text:style-name="T4"><text:s text:c="7"/></text:span><text:span text:style-name="T4">*</text:span></text:p>
            <text:p text:style-name="P7"><text:span text:style-name="T4"/></text:p>
          </draw:text-box>
        </draw:frame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presentation:notes draw:style-name="dp2">
          <draw:page-thumbnail draw:style-name="gr1" draw:layer="layout" svg:width="12.767cm" svg:height="9.575cm" svg:x="4.245cm" svg:y="2.849cm" draw:page-number="36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lide-goianesia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Exercícios</text:p>
          </draw:text-box>
        </draw:frame>
        <draw:frame presentation:style-name="pr4" draw:text-style-name="P6" draw:layer="layout" svg:width="23.91cm" svg:height="13.23cm" svg:x="1.683cm" svg:y="5.702cm" presentation:class="outline" presentation:user-transformed="true">
          <draw:text-box>
            <text:list text:style-name="L2">
              <text:list-item>
                <text:p text:style-name="P6">Página 161:</text:p>
              </text:list-item>
            </text:list>
            <text:list text:style-name="L2">
              <text:list-item>
                <text:list>
                  <text:list-item>
                    <text:p text:style-name="P10">(5.9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(5.1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(5.1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245cm" svg:y="2.849cm" draw:page-number="37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slide-goianesia" presentation:presentation-page-layout-name="AL3T19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Fim</text:p>
          </draw:text-box>
        </draw:frame>
        <presentation:notes draw:style-name="dp2">
          <draw:page-thumbnail draw:style-name="gr1" draw:layer="layout" svg:width="12.767cm" svg:height="9.575cm" svg:x="4.245cm" svg:y="2.849cm" draw:page-number="38" presentation:class="page"/>
          <draw:frame presentation:style-name="pr3" draw:text-style-name="P5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Bitstream Vera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-goianesia-title" style:family="presentation">
      <style:graphic-properties draw:stroke="none" draw:fill="none" draw:textarea-vertical-align="middle">
        <text:list-style style:name="slide-goianes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Verdana" style:font-family-generic="swiss" style:font-pitch="variable" fo:font-size="40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font-relief="none"/>
    </style:style>
    <style:style style:name="slide-goianesia-subtitle" style:family="presentation">
      <style:graphic-properties draw:stroke="none" draw:fill="none" draw:textarea-vertical-align="middle">
        <text:list-style style:name="slide-goianes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font-relief="none"/>
    </style:style>
    <style:style style:name="slide-goianesia-background" style:family="presentation">
      <style:graphic-properties draw:stroke="none" draw:fill="none"/>
    </style:style>
    <style:style style:name="slide-goianesia-backgroundobjects" style:family="presentation">
      <style:graphic-properties draw:shadow="hidden" draw:shadow-offset-x="0.3cm" draw:shadow-offset-y="0.3cm" draw:shadow-color="#808080"/>
    </style:style>
    <style:style style:name="slide-goianesia-notes" style:family="presentation">
      <style:graphic-properties draw:stroke="none" draw:fill="none">
        <text:list-style style:name="slide-goianes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slide-goianesia-outline1" style:family="presentation">
      <style:graphic-properties draw:stroke="none" draw:fill="none">
        <text:list-style style:name="slide-goianesia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.6cm" text:min-label-width="0.8cm" style:vertical-pos="middle" style:vertical-rel="line" fo:width="0.37cm" fo:height="0.185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198cm" fo:margin-right="0cm" fo:margin-top="0cm" fo:margin-bottom="0.499cm" text:enable-numbering="true" fo:text-indent="0cm"/>
      <style:text-properties style:use-window-font-color="true" style:text-outline="false" style:text-line-through-style="none" fo:font-family="'Bitstream Vera Sans'" style:font-family-generic="swiss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font-relief="none"/>
    </style:style>
    <style:style style:name="slide-goianesia-outline2" style:family="presentation" style:parent-style-name="slide-goianesia-outline1">
      <style:paragraph-properties fo:margin-left="2.4cm" fo:margin-right="0cm" fo:margin-top="0cm" fo:margin-bottom="0.4cm" text:enable-numbering="true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slide-goianesia-outline3" style:family="presentation" style:parent-style-name="slide-goianesia-outline2">
      <style:paragraph-properties fo:margin-left="3.6cm" fo:margin-right="0cm" fo:margin-top="0cm" fo:margin-bottom="0.3cm" text:enable-numbering="true" fo:text-indent="-0.6cm"/>
      <style:text-properties fo:font-family="'Bitstream Vera Sans'" style:font-family-generic="swiss" style:font-pitch="variable" fo:font-size="28pt" style:font-size-asian="24pt" style:font-size-complex="24pt"/>
    </style:style>
    <style:style style:name="slide-goianesia-outline4" style:family="presentation" style:parent-style-name="slide-goianesia-outline3">
      <style:paragraph-properties fo:margin-left="4.8cm" fo:margin-right="0cm" fo:margin-top="0cm" fo:margin-bottom="0.2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5" style:family="presentation" style:parent-style-name="slide-goianesia-outline4">
      <style:paragraph-properties fo:margin-left="6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6" style:family="presentation" style:parent-style-name="slide-goianesia-outline5">
      <style:paragraph-properties fo:margin-left="7.2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7" style:family="presentation" style:parent-style-name="slide-goianesia-outline6">
      <style:paragraph-properties fo:margin-left="8.4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8" style:family="presentation" style:parent-style-name="slide-goianesia-outline7">
      <style:paragraph-properties fo:margin-left="9.6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style style:name="slide-goianesia-outline9" style:family="presentation" style:parent-style-name="slide-goianesia-outline8">
      <style:paragraph-properties fo:margin-left="10.8cm" fo:margin-right="0cm" fo:margin-top="0cm" fo:margin-bottom="0.1cm" text:enable-numbering="true" fo:text-indent="-0.6cm"/>
      <style:text-properties fo:font-family="'Bitstream Vera Sans'" style:font-family-generic="swiss" style:font-pitch="variable" fo:font-size="28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slide-goianesia-backgroundobjects">
      <style:graphic-properties draw:stroke="none" draw:fill="solid" draw:fill-color="#004a4a" draw:textarea-horizontal-align="center" draw:textarea-vertical-align="middle"/>
    </style:style>
    <style:style style:name="pr2" style:family="presentation" style:parent-style-name="slide-goianesia-title">
      <style:graphic-properties draw:fill-color="#ffffff" draw:auto-grow-height="false" fo:min-height="3.507cm"/>
    </style:style>
    <style:style style:name="pr3" style:family="presentation" style:parent-style-name="slide-goianesia-outline1">
      <style:graphic-properties draw:fill-color="#ffffff" draw:auto-grow-height="false" fo:min-height="13.86cm"/>
    </style:style>
    <style:style style:name="pr4" style:family="presentation" style:parent-style-name="slide-goianesia-backgroundobjects">
      <style:graphic-properties draw:stroke="none" draw:fill="solid" draw:fill-color="#33a3a3" draw:textarea-horizontal-align="center" draw:textarea-vertical-align="middle"/>
    </style:style>
    <style:style style:name="pr5" style:family="presentation" style:parent-style-name="slide-goianesia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E00000007CC5BB5AB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slide-goianesia" style:page-layout-name="PM1" draw:style-name="dp1">
      <draw:rect presentation:style-name="pr1" draw:text-style-name="P1" draw:layer="backgroundobjects" svg:width="28cm" svg:height="3.494cm" svg:x="0cm" svg:y="1.865cm">
        <text:p text:style-name="P2"/>
      </draw:rect>
      <draw:frame presentation:style-name="pr2" draw:text-style-name="P2" draw:layer="backgroundobjects" svg:width="23.91cm" svg:height="3.506cm" svg:x="2.057cm" svg:y="1.743cm" presentation:class="title">
        <draw:text-box>
          <text:p text:style-name="P2">Clique para editar o formato do título de texto</text:p>
        </draw:text-box>
      </draw:frame>
      <draw:frame presentation:style-name="pr3" draw:text-style-name="P12" draw:layer="backgroundobjects" svg:width="23.91cm" svg:height="13.229cm" svg:x="2.057cm" svg:y="5.838cm" presentation:class="outline">
        <draw:text-box>
          <text:list text:style-name="L2">
            <text:list-item>
              <text:p text:style-name="P3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4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1" draw:layer="backgroundobjects" svg:width="28cm" svg:height="1.933cm" svg:x="0cm" svg:y="0cm">
        <text:p text:style-name="P2"/>
      </draw:rect>
      <draw:frame presentation:style-name="pr5" draw:text-style-name="P13" draw:layer="backgroundobjects" svg:width="6.523cm" svg:height="1.448cm" svg:x="1.4cm" svg:y="19.131cm" presentation:class="date-time">
        <draw:text-box>
          <text:p text:style-name="P13"><text:span text:style-name="T1"><presentation:date-time/></text:span></text:p>
        </draw:text-box>
      </draw:frame>
      <draw:frame presentation:style-name="pr5" draw:text-style-name="P14" draw:layer="backgroundobjects" svg:width="6.523cm" svg:height="1.448cm" svg:x="10.307cm" svg:y="19.131cm" presentation:class="page-number">
        <draw:text-box>
          <text:p text:style-name="P14"><text:span text:style-name="T1"><text:page-number>&lt;número&gt;</text:page-number></text:span></text:p>
        </draw:text-box>
      </draw:frame>
      <presentation:notes style:page-layout-name="PM2">
        <draw:page-thumbnail presentation:style-name="slide-goianesia-title" draw:layer="backgroundobjects" svg:width="12.767cm" svg:height="9.575cm" svg:x="4.245cm" svg:y="2.849cm" presentation:class="page"/>
        <draw:frame presentation:style-name="slide-goianesi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Win32 OpenOffice.org_project/680m18$Build-9161</meta:generator>
    <meta:creation-date>2007-05-02T23:30:53</meta:creation-date>
    <dc:date>2008-01-25T18:26:56</dc:date>
    <dc:language>pt-BR</dc:language>
    <meta:editing-cycles>74</meta:editing-cycles>
    <meta:editing-duration>PT14H28M38S</meta:editing-duration>
    <meta:user-defined meta:name="Info 1"/>
    <meta:user-defined meta:name="Info 2"/>
    <meta:user-defined meta:name="Info 3"/>
    <meta:user-defined meta:name="Info 4"/>
    <meta:document-statistic meta:object-count="3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</office:font-face-decls>
  <office:automatic-styles>
    <style:style style:name="Tabela4" style:family="table">
      <style:table-properties style:width="12.716cm" fo:margin-left="0cm" fo:margin-right="2.485cm" table:align="margins"/>
    </style:style>
    <style:style style:name="Tabela4.A" style:family="table-column">
      <style:table-column-properties style:column-width="2.895cm" style:rel-column-width="14921*"/>
    </style:style>
    <style:style style:name="Tabela4.B" style:family="table-column">
      <style:table-column-properties style:column-width="3.914cm" style:rel-column-width="20175*"/>
    </style:style>
    <style:style style:name="Tabela4.C" style:family="table-column">
      <style:table-column-properties style:column-width="5.906cm" style:rel-column-width="30439*"/>
    </style:style>
    <style:style style:name="Tabela4.A1" style:family="table-cell">
      <style:table-cell-properties style:border-line-width-bottom="0.002cm 0.035cm 0.002cm" fo:padding="0.097cm" fo:border-left="none" fo:border-right="none" fo:border-top="0.002cm solid #000000" fo:border-bottom="0.039cm double #000000"/>
    </style:style>
    <style:style style:name="Tabela4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1">Tipo </text:p>
            </table:table-cell>
            <table:table-cell table:style-name="Tabela4.A1" office:value-type="string">
              <text:p text:style-name="P1">Armazenamento</text:p>
            </table:table-cell>
            <table:table-cell table:style-name="Tabela4.A1" office:value-type="string">
              <text:p text:style-name="P1">Intervalo</text:p>
            </table:table-cell>
          </table:table-row>
        </table:table-header-rows>
        <table:table-row>
          <table:table-cell table:style-name="Tabela4.A2" office:value-type="string">
            <text:p text:style-name="P2">float</text:p>
          </table:table-cell>
          <table:table-cell table:style-name="Tabela4.A2" office:value-type="string">
            <text:p text:style-name="P2">4 bytes </text:p>
          </table:table-cell>
          <table:table-cell table:style-name="Tabela4.A2" office:value-type="string">
            <text:p text:style-name="P2">Aproximadamente +/- 3.40282347E+38F</text:p>
          </table:table-cell>
        </table:table-row>
        <table:table-row>
          <table:table-cell table:style-name="Tabela4.A2" office:value-type="string">
            <text:p text:style-name="P2">double</text:p>
          </table:table-cell>
          <table:table-cell table:style-name="Tabela4.A2" office:value-type="string">
            <text:p text:style-name="P2">8 bytes</text:p>
          </table:table-cell>
          <table:table-cell table:style-name="Tabela4.A2" office:value-type="string">
            <text:p text:style-name="P2">Aproximadamente +/- 1.79769313486231570E+308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cm"/>
        </style:tab-stops>
        <style:drop-cap/>
      </style:paragraph-properties>
      <style:text-properties style:font-name="Arial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</office:font-face-decls>
  <office:automatic-styles>
    <style:style style:name="Tabela3" style:family="table">
      <style:table-properties style:width="13.555cm" fo:margin-left="0cm" fo:margin-right="2.004cm" table:align="margins"/>
    </style:style>
    <style:style style:name="Tabela3.A" style:family="table-column">
      <style:table-column-properties style:column-width="3.69cm" style:rel-column-width="17838*"/>
    </style:style>
    <style:style style:name="Tabela3.B" style:family="table-column">
      <style:table-column-properties style:column-width="3.657cm" style:rel-column-width="17682*"/>
    </style:style>
    <style:style style:name="Tabela3.C" style:family="table-column">
      <style:table-column-properties style:column-width="6.209cm" style:rel-column-width="30015*"/>
    </style:style>
    <style:style style:name="Tabela3.A1" style:family="table-cell">
      <style:table-cell-properties style:border-line-width-bottom="0.002cm 0.035cm 0.002cm" fo:padding="0.097cm" fo:border-left="none" fo:border-right="none" fo:border-top="0.002cm solid #000000" fo:border-bottom="0.039cm double #000000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1">Tipo </text:p>
            </table:table-cell>
            <table:table-cell table:style-name="Tabela3.A1" office:value-type="string">
              <text:p text:style-name="P1">Armazenamento</text:p>
            </table:table-cell>
            <table:table-cell table:style-name="Tabela3.A1" office:value-type="string">
              <text:p text:style-name="P1">Intervalo</text:p>
            </table:table-cell>
          </table:table-row>
        </table:table-header-rows>
        <table:table-row>
          <table:table-cell table:style-name="Tabela3.A2" office:value-type="string">
            <text:p text:style-name="P2">byte </text:p>
          </table:table-cell>
          <table:table-cell table:style-name="Tabela3.A2" office:value-type="string">
            <text:p text:style-name="P2">1 byte </text:p>
          </table:table-cell>
          <table:table-cell table:style-name="Tabela3.A2" office:value-type="string">
            <text:p text:style-name="P2">-128 a 127</text:p>
          </table:table-cell>
        </table:table-row>
        <table:table-row>
          <table:table-cell table:style-name="Tabela3.A2" office:value-type="string">
            <text:p text:style-name="P2">short</text:p>
          </table:table-cell>
          <table:table-cell table:style-name="Tabela3.A2" office:value-type="string">
            <text:p text:style-name="P2">2 bytes</text:p>
          </table:table-cell>
          <table:table-cell table:style-name="Tabela3.A2" office:value-type="string">
            <text:p text:style-name="P2">-32.768 a 32.767</text:p>
          </table:table-cell>
        </table:table-row>
        <table:table-row>
          <table:table-cell table:style-name="Tabela3.A2" office:value-type="string">
            <text:p text:style-name="P2">int</text:p>
          </table:table-cell>
          <table:table-cell table:style-name="Tabela3.A2" office:value-type="string">
            <text:p text:style-name="P2">4 bytes</text:p>
          </table:table-cell>
          <table:table-cell table:style-name="Tabela3.A2" office:value-type="string">
            <text:p text:style-name="P2">-2.147.483.648 a 2.147.483.647</text:p>
          </table:table-cell>
        </table:table-row>
        <table:table-row>
          <table:table-cell table:style-name="Tabela3.A2" office:value-type="string">
            <text:p text:style-name="P2">long</text:p>
          </table:table-cell>
          <table:table-cell table:style-name="Tabela3.A2" office:value-type="string">
            <text:p text:style-name="P2">8 bytes</text:p>
          </table:table-cell>
          <table:table-cell table:style-name="Tabela3.A2" office:value-type="string">
            <text:p text:style-name="P2">-9.223.372.036.854.775.808L a 9.223.372.036.854.775.807L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cm"/>
        </style:tab-stops>
        <style:drop-cap/>
      </style:paragraph-properties>
      <style:text-properties style:font-name="Arial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